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205cm" fo:margin-left="0.115cm" fo:margin-top="0cm" fo:margin-bottom="0cm" table:align="left" style:writing-mode="lr-tb"/>
    </style:style>
    <style:style style:name="Таблица1.A" style:family="table-column">
      <style:table-column-properties style:column-width="5.292cm"/>
    </style:style>
    <style:style style:name="Таблица1.B" style:family="table-column">
      <style:table-column-properties style:column-width="1.588cm"/>
    </style:style>
    <style:style style:name="Таблица1.C" style:family="table-column">
      <style:table-column-properties style:column-width="1.341cm"/>
    </style:style>
    <style:style style:name="Таблица1.D" style:family="table-column">
      <style:table-column-properties style:column-width="1.679cm"/>
    </style:style>
    <style:style style:name="Таблица1.E" style:family="table-column">
      <style:table-column-properties style:column-width="1.309cm"/>
    </style:style>
    <style:style style:name="Таблица1.F" style:family="table-column">
      <style:table-column-properties style:column-width="1.99cm"/>
    </style:style>
    <style:style style:name="Таблица1.G" style:family="table-column">
      <style:table-column-properties style:column-width="1.494cm"/>
    </style:style>
    <style:style style:name="Таблица1.H" style:family="table-column">
      <style:table-column-properties style:column-width="1.598cm"/>
    </style:style>
    <style:style style:name="Таблица1.I" style:family="table-column">
      <style:table-column-properties style:column-width="0.915cm"/>
    </style:style>
    <style:style style:name="Таблица1.1" style:family="table-row">
      <style:table-row-properties style:min-row-height="0.794cm" fo:keep-together="auto"/>
    </style:style>
    <style:style style:name="Таблица1.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1.B1" style:family="table-cell">
      <style:table-cell-properties style:vertical-align="middle" fo:background-color="#ffffff" fo:padding-left="0.049cm" fo:padding-right="0.049cm" fo:padding-top="0cm" fo:padding-bottom="0cm" fo:border="0.5pt solid #00000a" style:writing-mode="lr-tb">
        <style:background-image/>
      </style:table-cell-properties>
    </style:style>
    <style:style style:name="Таблица1.C1"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2" style:family="table-row">
      <style:table-row-properties style:row-height="3.969cm" fo:keep-together="auto"/>
    </style:style>
    <style:style style:name="Таблица1.C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writing-mode="lr-tb">
        <style:background-image/>
      </style:table-cell-properties>
    </style:style>
    <style:style style:name="Таблица1.3" style:family="table-row">
      <style:table-row-properties style:min-row-height="0.661cm" fo:keep-together="auto"/>
    </style:style>
    <style:style style:name="Таблица1.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6" style:family="table-row">
      <style:table-row-properties style:min-row-height="1.005cm" fo:keep-together="auto"/>
    </style:style>
    <style:style style:name="Таблица1.C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0" style:family="table-row">
      <style:table-row-properties style:min-row-height="1.323cm" fo:keep-together="auto"/>
    </style:style>
    <style:style style:name="Таблица1.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2" style:family="table-row">
      <style:table-row-properties style:min-row-height="1.984cm" fo:keep-together="auto"/>
    </style:style>
    <style:style style:name="Таблица1.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5" style:family="table-row">
      <style:table-row-properties style:min-row-height="2.646cm" fo:keep-together="auto"/>
    </style:style>
    <style:style style:name="Таблица1.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9"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20"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 style:family="table">
      <style:table-properties style:width="16.193cm" fo:margin-left="0.115cm" fo:margin-top="0cm" fo:margin-bottom="0cm" table:align="left" style:writing-mode="lr-tb"/>
    </style:style>
    <style:style style:name="Таблица3.A" style:family="table-column">
      <style:table-column-properties style:column-width="5.572cm"/>
    </style:style>
    <style:style style:name="Таблица3.B" style:family="table-column">
      <style:table-column-properties style:column-width="1.73cm"/>
    </style:style>
    <style:style style:name="Таблица3.C" style:family="table-column">
      <style:table-column-properties style:column-width="1.729cm"/>
    </style:style>
    <style:style style:name="Таблица3.E" style:family="table-column">
      <style:table-column-properties style:column-width="1.976cm"/>
    </style:style>
    <style:style style:name="Таблица3.1" style:family="table-row">
      <style:table-row-properties style:min-row-height="1.852cm" fo:keep-together="always"/>
    </style:style>
    <style:style style:name="Таблица3.A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background-image/>
      </style:table-cell-properties>
    </style:style>
    <style:style style:name="Таблица3.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3.C1" style:family="table-cell">
      <style:table-cell-properties style:vertical-align="middle" fo:background-color="#ffffff" fo:padding-left="0.049cm" fo:padding-right="0.049cm" fo:padding-top="0cm" fo:padding-bottom="0cm" fo:border-left="none" fo:border-right="0.5pt solid #000001" fo:border-top="0.5pt solid #00000a" fo:border-bottom="0.5pt solid #00000a">
        <style:background-image/>
      </style:table-cell-properties>
    </style:style>
    <style:style style:name="Таблица3.2" style:family="table-row">
      <style:table-row-properties style:row-height="2.381cm" fo:keep-together="auto"/>
    </style:style>
    <style:style style:name="Таблица3.C2" style:family="table-cell">
      <style:table-cell-properties style:vertical-align="middle" fo:background-color="#ffffff" fo:padding-left="0.049cm" fo:padding-right="0.049cm" fo:padding-top="0cm" fo:padding-bottom="0cm" fo:border-left="none" fo:border-right="0.5pt solid #00000a" fo:border-top="none" fo:border-bottom="0.5pt solid #00000a" style:writing-mode="lr-tb">
        <style:background-image/>
      </style:table-cell-properties>
    </style:style>
    <style:style style:name="Таблица3.3" style:family="table-row">
      <style:table-row-properties style:min-row-height="0.661cm" fo:keep-together="auto"/>
    </style:style>
    <style:style style:name="Таблица3.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4" style:family="table">
      <style:table-properties style:width="16.311cm" fo:margin-left="0.115cm" fo:margin-top="0cm" fo:margin-bottom="0cm" table:align="left" style:writing-mode="lr-tb"/>
    </style:style>
    <style:style style:name="Таблица4.A" style:family="table-column">
      <style:table-column-properties style:column-width="3.089cm"/>
    </style:style>
    <style:style style:name="Таблица4.B" style:family="table-column">
      <style:table-column-properties style:column-width="1.533cm"/>
    </style:style>
    <style:style style:name="Таблица4.C" style:family="table-column">
      <style:table-column-properties style:column-width="0.783cm"/>
    </style:style>
    <style:style style:name="Таблица4.D" style:family="table-column">
      <style:table-column-properties style:column-width="1.494cm"/>
    </style:style>
    <style:style style:name="Таблица4.F" style:family="table-column">
      <style:table-column-properties style:column-width="1.718cm"/>
    </style:style>
    <style:style style:name="Таблица4.G" style:family="table-column">
      <style:table-column-properties style:column-width="2.092cm"/>
    </style:style>
    <style:style style:name="Таблица4.H" style:family="table-column">
      <style:table-column-properties style:column-width="1.991cm"/>
    </style:style>
    <style:style style:name="Таблица4.I" style:family="table-column">
      <style:table-column-properties style:column-width="2.117cm"/>
    </style:style>
    <style:style style:name="Таблица4.1" style:family="table-row">
      <style:table-row-properties style:row-height="3.572cm" fo:keep-together="auto"/>
    </style:style>
    <style:style style:name="Таблица4.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4.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4.F1" style:family="table-cell">
      <style:table-cell-properties style:vertical-align="middle" fo:background-color="#ffffff" fo:padding-left="0.049cm" fo:padding-right="0.049cm" fo:padding-top="0cm" fo:padding-bottom="0cm" fo:border-left="none" fo:border-right="0.5pt solid #00000a" fo:border-top="0.5pt solid #00000a" fo:border-bottom="none" style:writing-mode="lr-tb">
        <style:background-image/>
      </style:table-cell-properties>
    </style:style>
    <style:style style:name="Таблица4.2" style:family="table-row">
      <style:table-row-properties style:min-row-height="0.661cm" fo:keep-together="auto"/>
    </style:style>
    <style:style style:name="Таблица4.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2"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4.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 style:family="table">
      <style:table-properties style:width="16.263cm" fo:margin-left="0.115cm" fo:margin-top="0cm" fo:margin-bottom="0cm" table:align="left" style:writing-mode="lr-tb"/>
    </style:style>
    <style:style style:name="Таблица5.A" style:family="table-column">
      <style:table-column-properties style:column-width="5.292cm"/>
    </style:style>
    <style:style style:name="Таблица5.B" style:family="table-column">
      <style:table-column-properties style:column-width="2.505cm"/>
    </style:style>
    <style:style style:name="Таблица5.C" style:family="table-column">
      <style:table-column-properties style:column-width="3.316cm"/>
    </style:style>
    <style:style style:name="Таблица5.D" style:family="table-column">
      <style:table-column-properties style:column-width="3.173cm"/>
    </style:style>
    <style:style style:name="Таблица5.E" style:family="table-column">
      <style:table-column-properties style:column-width="1.977cm"/>
    </style:style>
    <style:style style:name="Таблица5.1" style:family="table-row">
      <style:table-row-properties style:min-row-height="1.323cm" fo:keep-together="auto"/>
    </style:style>
    <style:style style:name="Таблица5.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5.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5.2" style:family="table-row">
      <style:table-row-properties style:min-row-height="0.661cm" fo:keep-together="auto"/>
    </style:style>
    <style:style style:name="Таблица5.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A3" style:family="table-cell">
      <style:table-cell-properties style:vertical-align="bottom"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6" style:family="table-row">
      <style:table-row-properties style:row-height="1.429cm" fo:keep-together="auto"/>
    </style:style>
    <style:style style:name="Таблица5.A6"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6" style:family="table">
      <style:table-properties style:width="16.051cm" fo:margin-left="0.115cm" fo:margin-top="0cm" fo:margin-bottom="0cm" table:align="left" style:writing-mode="lr-tb"/>
    </style:style>
    <style:style style:name="Таблица6.A" style:family="table-column">
      <style:table-column-properties style:column-width="5.292cm"/>
    </style:style>
    <style:style style:name="Таблица6.B" style:family="table-column">
      <style:table-column-properties style:column-width="1.87cm"/>
    </style:style>
    <style:style style:name="Таблица6.D" style:family="table-column">
      <style:table-column-properties style:column-width="1.341cm"/>
    </style:style>
    <style:style style:name="Таблица6.E" style:family="table-column">
      <style:table-column-properties style:column-width="1.976cm"/>
    </style:style>
    <style:style style:name="Таблица6.F" style:family="table-column">
      <style:table-column-properties style:column-width="3.704cm"/>
    </style:style>
    <style:style style:name="Таблица6.1" style:family="table-row">
      <style:table-row-properties style:row-height="3.44cm" fo:keep-together="always"/>
    </style:style>
    <style:style style:name="Таблица6.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6.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6.F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6.2" style:family="table-row">
      <style:table-row-properties style:min-row-height="0.661cm" fo:keep-together="auto"/>
    </style:style>
    <style:style style:name="Таблица6.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 style:family="table">
      <style:table-properties style:width="15.981cm" fo:margin-left="0.115cm" fo:margin-top="0cm" fo:margin-bottom="0cm" table:align="left" style:writing-mode="lr-tb"/>
    </style:style>
    <style:style style:name="Таблица7.A" style:family="table-column">
      <style:table-column-properties style:column-width="5.29cm"/>
    </style:style>
    <style:style style:name="Таблица7.B" style:family="table-column">
      <style:table-column-properties style:column-width="3.565cm"/>
    </style:style>
    <style:style style:name="Таблица7.C" style:family="table-column">
      <style:table-column-properties style:column-width="3.563cm"/>
    </style:style>
    <style:style style:name="Таблица7.1" style:family="table-row">
      <style:table-row-properties style:min-row-height="1.984cm" fo:keep-together="auto"/>
    </style:style>
    <style:style style:name="Таблица7.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7.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7.2" style:family="table-row">
      <style:table-row-properties style:min-row-height="0.661cm" fo:keep-together="auto"/>
    </style:style>
    <style:style style:name="Таблица7.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7.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8" style:family="table">
      <style:table-properties style:width="15.875cm" fo:margin-left="0.115cm" fo:margin-top="0cm" fo:margin-bottom="0cm" table:align="left" style:writing-mode="lr-tb"/>
    </style:style>
    <style:style style:name="Таблица8.A" style:family="table-column">
      <style:table-column-properties style:column-width="10.582cm"/>
    </style:style>
    <style:style style:name="Таблица8.B" style:family="table-column">
      <style:table-column-properties style:column-width="5.293cm"/>
    </style:style>
    <style:style style:name="Таблица8.1" style:family="table-row">
      <style:table-row-properties style:min-row-height="0.661cm" fo:keep-together="auto"/>
    </style:style>
    <style:style style:name="Таблица8.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8.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8.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8.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9" style:family="table">
      <style:table-properties style:width="17.9cm" table:align="margins" style:shadow="none" style:writing-mode="lr-tb"/>
    </style:style>
    <style:style style:name="Таблица9.A" style:family="table-column">
      <style:table-column-properties style:column-width="7.811cm" style:rel-column-width="28595*"/>
    </style:style>
    <style:style style:name="Таблица9.B" style:family="table-column">
      <style:table-column-properties style:column-width="5.198cm" style:rel-column-width="19033*"/>
    </style:style>
    <style:style style:name="Таблица9.C" style:family="table-column">
      <style:table-column-properties style:column-width="4.891cm" style:rel-column-width="17907*"/>
    </style:style>
    <style:style style:name="Таблица9.A1" style:family="table-cell">
      <style:table-cell-properties style:vertical-align="middle" fo:padding="0.097cm" fo:border-left="0.5pt solid #000000" fo:border-right="none" fo:border-top="0.5pt solid #000000" fo:border-bottom="0.5pt solid #000000"/>
    </style:style>
    <style:style style:name="Таблица9.C1" style:family="table-cell">
      <style:table-cell-properties style:vertical-align="middle" fo:padding="0.097cm" fo:border="0.5pt solid #000000"/>
    </style:style>
    <style:style style:name="Таблица9.A2" style:family="table-cell">
      <style:table-cell-properties style:vertical-align="middle" fo:padding="0.097cm" fo:border-left="0.5pt solid #000000" fo:border-right="none" fo:border-top="none" fo:border-bottom="0.5pt solid #000000"/>
    </style:style>
    <style:style style:name="Таблица9.C2" style:family="table-cell">
      <style:table-cell-properties style:vertical-align="middle" fo:padding="0.097cm" fo:border-left="0.5pt solid #000000" fo:border-right="0.5pt solid #000000" fo:border-top="none" fo:border-bottom="0.5pt solid #000000"/>
    </style:style>
    <style:style style:name="Таблица10" style:family="table">
      <style:table-properties style:width="17.9cm" table:align="margins" style:shadow="none" style:writing-mode="lr-tb"/>
    </style:style>
    <style:style style:name="Таблица10.A" style:family="table-column">
      <style:table-column-properties style:column-width="5.967cm" style:rel-column-width="21845*"/>
    </style:style>
    <style:style style:name="Таблица10.A1" style:family="table-cell">
      <style:table-cell-properties style:vertical-align="middle" fo:padding="0.097cm" fo:border-left="0.5pt solid #000000" fo:border-right="none" fo:border-top="0.5pt solid #000000" fo:border-bottom="0.5pt solid #000000"/>
    </style:style>
    <style:style style:name="Таблица10.C1" style:family="table-cell">
      <style:table-cell-properties style:vertical-align="middle" fo:padding="0.097cm" fo:border="0.5pt solid #000000"/>
    </style:style>
    <style:style style:name="Таблица10.A2" style:family="table-cell">
      <style:table-cell-properties style:vertical-align="middle" fo:padding="0.097cm" fo:border-left="0.5pt solid #000000" fo:border-right="none" fo:border-top="none" fo:border-bottom="0.5pt solid #000000"/>
    </style:style>
    <style:style style:name="Таблица10.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ae594"/>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251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7" style:family="paragraph" style:parent-style-name="Standard">
      <style:paragraph-properties fo:margin-left="0cm" fo:margin-right="0cm" fo:margin-top="0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8"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9" style:family="paragraph" style:parent-style-name="Standard">
      <style:paragraph-properties fo:margin-left="0cm" fo:margin-right="0cm" fo:margin-top="0.499cm" fo:margin-bottom="0.499cm" loext:contextual-spacing="false" fo:line-height="150%" fo:text-align="center"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1.797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loext:contextual-spacing="false" fo:line-height="100%" fo:text-align="end"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14"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0ceac" officeooo:paragraph-rsid="0010ceac" style:font-name-asian="Times New Roman1" style:font-size-asian="14pt" style:language-asian="ru" style:country-asian="RU" style:font-name-complex="Times New Roman1" style:font-size-complex="14pt"/>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443ae" fo:background-color="transparent" style:font-name-asian="Times New Roman1" style:font-size-asian="14pt" style:language-asian="ru" style:country-asian="RU" style:font-name-complex="Times New Roman1" style:font-size-complex="14pt"/>
    </style:style>
    <style:style style:name="P17"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18" style:family="paragraph" style:parent-style-name="Standard">
      <style:paragraph-properties fo:margin-top="0cm" fo:margin-bottom="0cm" loext:contextual-spacing="false" fo:line-height="100%"/>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top="0cm" fo:margin-bottom="0cm" loext:contextual-spacing="false" fo:line-height="100%"/>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0" style:family="paragraph" style:parent-style-name="Standard">
      <style:paragraph-properties fo:margin-top="0cm" fo:margin-bottom="0cm" loext:contextual-spacing="false" fo:line-height="100%" fo:text-align="center" style:justify-single-word="false"/>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1" style:family="paragraph" style:parent-style-name="Standard">
      <style:paragraph-properties fo:margin-top="0cm" fo:margin-bottom="0cm" loext:contextual-spacing="false" fo:line-height="100%"/>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P22"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top="0cm" fo:margin-bottom="0cm" loext:contextual-spacing="false" fo:line-height="100%" fo:text-align="center" style:justify-single-word="false"/>
    </style:style>
    <style:style style:name="P24" style:family="paragraph" style:parent-style-name="Standard">
      <style:paragraph-properties fo:margin-top="0cm" fo:margin-bottom="0cm" loext:contextual-spacing="false" fo:line-height="100%" fo:text-align="end" style:justify-single-word="false"/>
    </style:style>
    <style:style style:name="P25" style:family="paragraph" style:parent-style-name="Standard">
      <style:paragraph-properties fo:margin-top="0cm" fo:margin-bottom="0cm" loext:contextual-spacing="false" fo:line-height="100%" fo:text-align="end" style:justify-single-word="false"/>
      <style:text-properties officeooo:paragraph-rsid="001443ae"/>
    </style:style>
    <style:style style:name="P26" style:family="paragraph" style:parent-style-name="Standard">
      <style:paragraph-properties fo:margin-top="0cm" fo:margin-bottom="0cm" loext:contextual-spacing="false" fo:line-height="100%" fo:text-align="center" style:justify-single-word="false"/>
      <style:text-properties fo:background-color="transparent"/>
    </style:style>
    <style:style style:name="P27" style:family="paragraph" style:parent-style-name="Standard">
      <style:paragraph-properties fo:margin-top="0cm" fo:margin-bottom="0cm" loext:contextual-spacing="false" fo:line-height="100%" fo:text-align="end" style:justify-single-word="false"/>
      <style:text-properties officeooo:paragraph-rsid="0012475a" fo:background-color="transparent"/>
    </style:style>
    <style:style style:name="P28" style:family="paragraph" style:parent-style-name="Standard">
      <style:paragraph-properties fo:margin-top="0cm" fo:margin-bottom="0cm" loext:contextual-spacing="false" fo:line-height="100%" fo:text-align="center" style:justify-single-word="false"/>
      <style:text-properties fo:background-color="transparent" style:text-rotation-angle="90" style:text-rotation-scale="line-height"/>
    </style:style>
    <style:style style:name="P29" style:family="paragraph" style:parent-style-name="Table_20_Contents">
      <style:paragraph-properties fo:margin-top="0cm" fo:margin-bottom="0cm" loext:contextual-spacing="false" fo:text-align="center" style:justify-single-word="false"/>
      <style:text-properties style:font-name="Times New Roman" fo:font-size="14pt" officeooo:rsid="00308a0a" officeooo:paragraph-rsid="00308a0a" style:font-name-asian="Times New Roman1" style:font-size-asian="14pt" style:font-name-complex="Times New Roman1" style:font-size-complex="14pt"/>
    </style:style>
    <style:style style:name="P30" style:family="paragraph" style:parent-style-name="Table_20_Contents">
      <style:paragraph-properties fo:margin-top="0cm" fo:margin-bottom="0cm" loext:contextual-spacing="false" fo:text-align="center" style:justify-single-word="false"/>
      <style:text-properties style:font-name="Times New Roman" fo:font-size="14pt" officeooo:rsid="003248d0" officeooo:paragraph-rsid="003248d0" style:font-name-asian="Times New Roman1" style:font-size-asian="14pt" style:font-name-complex="Times New Roman1" style:font-size-complex="14pt"/>
    </style:style>
    <style:style style:name="P31" style:family="paragraph" style:parent-style-name="Table_20_Contents">
      <style:paragraph-properties fo:margin-top="0cm" fo:margin-bottom="0cm" loext:contextual-spacing="false" fo:text-align="center" style:justify-single-word="false"/>
      <style:text-properties style:font-name="Times New Roman" fo:font-size="14pt" officeooo:rsid="002f3245" officeooo:paragraph-rsid="002f3245" style:font-name-asian="Times New Roman1" style:font-size-asian="14pt" style:font-name-complex="Times New Roman1" style:font-size-complex="14pt"/>
    </style:style>
    <style:style style:name="P32" style:family="paragraph" style:parent-style-name="Table_20_Contents">
      <style:paragraph-properties fo:margin-top="0cm" fo:margin-bottom="0cm" loext:contextual-spacing="false" fo:text-align="center" style:justify-single-word="false"/>
      <style:text-properties style:font-name="Times New Roman" fo:font-size="14pt" officeooo:rsid="002da3fd" officeooo:paragraph-rsid="002da3fd" style:font-name-asian="Times New Roman1" style:font-size-asian="14pt" style:font-name-complex="Times New Roman1" style:font-size-complex="14pt"/>
    </style:style>
    <style:style style:name="P33" style:family="paragraph" style:parent-style-name="Table_20_Contents">
      <style:paragraph-properties fo:margin-top="0cm" fo:margin-bottom="0cm" loext:contextual-spacing="false" fo:text-align="center" style:justify-single-word="false"/>
      <style:text-properties style:font-name="Times New Roman" fo:font-size="14pt" officeooo:rsid="002c026a" officeooo:paragraph-rsid="002c026a" style:font-name-asian="Times New Roman1" style:font-size-asian="14pt" style:font-name-complex="Times New Roman1" style:font-size-complex="14pt"/>
    </style:style>
    <style:style style:name="P34" style:family="paragraph" style:parent-style-name="Table_20_Contents">
      <style:paragraph-properties fo:margin-top="0cm" fo:margin-bottom="0cm" loext:contextual-spacing="false" fo:text-align="center" style:justify-single-word="false"/>
      <style:text-properties style:font-name="Times New Roman" fo:font-size="14pt" officeooo:rsid="002a5188" officeooo:paragraph-rsid="002a5188" style:font-name-asian="Times New Roman1" style:font-size-asian="14pt" style:font-name-complex="Times New Roman1" style:font-size-complex="14pt"/>
    </style:style>
    <style:style style:name="P35" style:family="paragraph" style:parent-style-name="Table_20_Contents">
      <style:paragraph-properties fo:margin-top="0cm" fo:margin-bottom="0cm" loext:contextual-spacing="false" fo:text-align="center" style:justify-single-word="false"/>
      <style:text-properties style:font-name="Times New Roman" fo:font-size="14pt" officeooo:rsid="00289d35" officeooo:paragraph-rsid="00289d35" style:font-name-asian="Times New Roman1" style:font-size-asian="14pt" style:font-name-complex="Times New Roman1" style:font-size-complex="14pt"/>
    </style:style>
    <style:style style:name="P36" style:family="paragraph" style:parent-style-name="Table_20_Contents">
      <style:paragraph-properties fo:margin-top="0cm" fo:margin-bottom="0cm" loext:contextual-spacing="false" fo:text-align="center" style:justify-single-word="false"/>
      <style:text-properties style:font-name="Times New Roman" fo:font-size="14pt" officeooo:rsid="0027ab47" officeooo:paragraph-rsid="0027ab47" style:font-name-asian="Times New Roman1" style:font-size-asian="14pt" style:font-name-complex="Times New Roman1" style:font-size-complex="14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3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text-rotation-angle="90" style:text-rotation-scale="line-heigh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4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4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4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18f7cd" officeooo:paragraph-rsid="0018f7cd" style:font-name-asian="Times New Roman1" style:font-size-asian="14pt" style:language-asian="ru" style:country-asian="RU" style:font-name-complex="Times New Roman1" style:font-size-complex="14pt" style:text-rotation-angle="90" style:text-rotation-scale="line-heigh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fo:background-color="#ff0000" style:font-name-asian="Times New Roman1" style:font-size-asian="14pt" style:language-asian="ru" style:country-asian="RU" style:font-name-complex="Times New Roman1" style:font-size-complex="14pt"/>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4pt"/>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4pt"/>
    </style:style>
    <style:style style:name="P4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4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paragraph-rsid="000b28b0"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4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2pt"/>
    </style:style>
    <style:style style:name="P5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2pt"/>
    </style:style>
    <style:style style:name="P5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background-color="transparent"/>
    </style:style>
    <style:style style:name="P52" style:family="paragraph" style:parent-style-name="Standard">
      <style:paragraph-properties fo:margin-left="0cm" fo:margin-right="0cm" fo:margin-top="0cm" fo:margin-bottom="0cm" loext:contextual-spacing="false" fo:line-height="100%" fo:text-indent="0cm" style:auto-text-indent="false"/>
    </style:style>
    <style:style style:name="P53"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rsid="000b28b0" officeooo:paragraph-rsid="000b28b0" fo:background-color="transparent" style:font-name-asian="Times New Roman1" style:font-size-asian="14pt" style:language-asian="ru" style:country-asian="RU" style:font-name-complex="Times New Roman1" style:font-size-complex="14pt"/>
    </style:style>
    <style:style style:name="P54"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paragraph-rsid="000b28b0" fo:background-color="transparent" style:font-name-asian="Times New Roman1" style:font-size-asian="14pt" style:language-asian="ru" style:country-asian="RU" style:font-name-complex="Times New Roman1" style:font-size-complex="14pt"/>
    </style:style>
    <style:style style:name="P55"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a5188" officeooo:paragraph-rsid="00460b2a" style:font-name-asian="Times New Roman1" style:font-size-asian="14pt" style:language-asian="ru" style:country-asian="RU" style:font-name-complex="Times New Roman1" style:font-size-complex="14pt"/>
    </style:style>
    <style:style style:name="P56"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4c2e64" style:font-name-asian="Times New Roman1" style:font-size-asian="14pt" style:language-asian="ru" style:country-asian="RU" style:font-name-complex="Times New Roman1" style:font-size-complex="14pt"/>
    </style:style>
    <style:style style:name="P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2da3fd" style:font-name-asian="Times New Roman1" style:font-size-asian="14pt" style:language-asian="ru" style:country-asian="RU" style:font-name-complex="Times New Roman1" style:font-size-complex="14pt"/>
    </style:style>
    <style:style style:name="P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35bd6f" officeooo:paragraph-rsid="004c2e64" style:font-name-asian="Times New Roman1" style:font-size-asian="14pt" style:language-asian="ru" style:country-asian="RU" style:font-name-complex="Times New Roman1" style:font-size-complex="14pt"/>
    </style:style>
    <style:style style:name="P5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6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a5188" officeooo:paragraph-rsid="00460b2a" style:font-name-asian="Times New Roman1" style:font-size-asian="14pt" style:language-asian="ru" style:country-asian="RU" style:font-name-complex="Times New Roman1" style:font-size-complex="14pt"/>
    </style:style>
    <style:style style:name="P61" style:family="paragraph" style:parent-style-name="Standard">
      <loext:graphic-properties draw:fill="none"/>
      <style:paragraph-properties fo:margin-left="0cm" fo:margin-right="0cm" fo:margin-top="0cm" fo:margin-bottom="0.199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99498" officeooo:paragraph-rsid="00099498" style:font-name-asian="Times New Roman1" style:font-size-asian="14pt" style:language-asian="ru" style:country-asian="RU" style:font-name-complex="Times New Roman1" style:font-size-complex="14pt"/>
    </style:style>
    <style:style style:name="P62" style:family="paragraph" style:parent-style-name="_5f_ГОСТ_5f_ПЕРЕЧ_5f_ДЕФИС" style:master-page-name="">
      <loext:graphic-properties draw:fill="none"/>
      <style:paragraph-properties fo:margin-left="0cm" fo:margin-right="0cm" fo:margin-top="0cm" fo:margin-bottom="0cm" loext:contextual-spacing="true" fo:line-height="150%" fo:text-align="justify" style:justify-single-word="false" fo:orphans="2" fo:widows="2" fo:text-indent="1.3cm" style:auto-text-indent="false" style:page-number="auto" style:writing-mode="lr-tb">
        <style:tab-stops>
          <style:tab-stop style:position="1cm"/>
        </style:tab-stops>
      </style:paragraph-properties>
      <style:text-properties style:font-name="Times New Roman" fo:font-size="14pt" officeooo:paragraph-rsid="000b28b0" style:font-name-asian="Times New Roman1" style:font-size-asian="14pt" style:language-asian="ru" style:country-asian="RU" style:font-name-complex="Times New Roman1" style:font-size-complex="14pt"/>
    </style:style>
    <style:style style:name="P6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officeooo:rsid="00289d35" officeooo:paragraph-rsid="00289d35" style:font-name-asian="Times New Roman1" style:font-size-asian="14pt" style:language-asian="ru" style:country-asian="RU" style:font-weight-asian="normal" style:font-name-complex="Times New Roman1" style:font-size-complex="14pt" style:font-weight-complex="normal"/>
    </style:style>
    <style:style style:name="P64" style:family="paragraph" style:parent-style-name="Standard">
      <style:paragraph-properties fo:margin-top="0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5"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66"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7" style:family="paragraph" style:parent-style-name="Standard">
      <style:paragraph-properties fo:margin-top="0.499cm" fo:margin-bottom="0.499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101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ae594" style:font-name-asian="Times New Roman1" style:font-size-asian="14pt" style:language-asian="ru" style:country-asian="RU" style:font-name-complex="Times New Roman1" style:font-size-complex="14pt"/>
    </style:style>
    <style:style style:name="P69" style:family="paragraph" style:parent-style-name="Standard" style:master-page-name="">
      <loext:graphic-properties draw:fill="none"/>
      <style:paragraph-properties fo:margin-left="0cm" fo:margin-right="0cm" fo:margin-top="0.499cm" fo:margin-bottom="0cm" loext:contextual-spacing="false" fo:line-height="150%" fo:text-align="justify" style:justify-single-word="false" fo:orphans="2" fo:widows="2" fo:text-indent="0.101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101cm" style:auto-text-indent="false" style:page-number="auto"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paragraph-rsid="004224ef" style:font-name-asian="Times New Roman1" style:font-size-asian="14pt" style:language-asian="ru" style:country-asian="RU" style:font-name-complex="Times New Roman1" style:font-size-complex="14pt"/>
    </style:style>
    <style:style style:name="P71" style:family="paragraph" style:parent-style-name="Standard" style:master-page-name="Standard">
      <style:paragraph-properties fo:margin-top="0cm" fo:margin-bottom="0.499cm" loext:contextual-spacing="false" fo:line-height="150%" fo:text-align="center" style:justify-single-word="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1" style:family="text">
      <style:text-properties style:font-name="Times New Roman" fo:font-size="14pt" style:font-name-asian="Times New Roman1" style:font-size-asian="14pt" style:language-asian="ru" style:country-asian="RU" style:font-name-complex="Times New Roman1" style:font-size-complex="14pt"/>
    </style:style>
    <style:style style:name="T2"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3" style:family="text">
      <style:text-properties style:font-name="Times New Roman" fo:font-size="14pt" fo:font-weight="normal" officeooo:rsid="004224ef" style:font-name-asian="Times New Roman1" style:font-size-asian="14pt" style:language-asian="ru" style:country-asian="RU" style:font-weight-asian="normal" style:font-name-complex="Times New Roman1" style:font-size-complex="14pt" style:font-weight-complex="normal"/>
    </style:style>
    <style:style style:name="T4" style:family="text">
      <style:text-properties style:font-size-complex="12pt"/>
    </style:style>
    <style:style style:name="T5"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6" style:family="text">
      <style:text-properties fo:color="#000000" style:font-name="Times New Roman" fo:font-size="14pt" officeooo:rsid="000d7855" style:font-name-asian="Times New Roman1" style:font-size-asian="14pt" style:language-asian="ru" style:country-asian="RU" style:font-name-complex="Times New Roman1" style:font-size-complex="14pt"/>
    </style:style>
    <style:style style:name="T7" style:family="text">
      <style:text-properties fo:color="#000000" style:font-name="Times New Roman" fo:font-size="14pt" officeooo:rsid="0010ceac" style:font-name-asian="Times New Roman1" style:font-size-asian="14pt" style:language-asian="ru" style:country-asian="RU" style:font-name-complex="Times New Roman1" style:font-size-complex="14pt"/>
    </style:style>
    <style:style style:name="T8" style:family="text">
      <style:text-properties fo:color="#000000" style:font-name="Times New Roman" fo:font-size="14pt" officeooo:rsid="0012475a" style:font-name-asian="Times New Roman1" style:font-size-asian="14pt" style:language-asian="ru" style:country-asian="RU" style:font-name-complex="Times New Roman1" style:font-size-complex="14pt"/>
    </style:style>
    <style:style style:name="T9" style:family="text">
      <style:text-properties fo:color="#000000" style:font-name="Times New Roman" fo:font-size="14pt" officeooo:rsid="001443ae" style:font-name-asian="Times New Roman1" style:font-size-asian="14pt" style:language-asian="ru" style:country-asian="RU" style:font-name-complex="Times New Roman1" style:font-size-complex="14pt"/>
    </style:style>
    <style:style style:name="T10" style:family="text">
      <style:text-properties fo:color="#000000" style:font-name="Times New Roman" fo:font-size="14pt" officeooo:rsid="00161578" style:font-name-asian="Times New Roman1" style:font-size-asian="14pt" style:language-asian="ru" style:country-asian="RU" style:font-name-complex="Times New Roman1" style:font-size-complex="14pt"/>
    </style:style>
    <style:style style:name="T11" style:family="text">
      <style:text-properties fo:color="#000000" style:font-name="Times New Roman" fo:font-size="14pt" officeooo:rsid="00187979" style:font-name-asian="Times New Roman1" style:font-size-asian="14pt" style:language-asian="ru" style:country-asian="RU" style:font-name-complex="Times New Roman1" style:font-size-complex="14pt"/>
    </style:style>
    <style:style style:name="T12" style:family="text">
      <style:text-properties fo:color="#000000" style:font-name="Times New Roman" fo:font-size="14pt" style:font-name-asian="Times New Roman1" style:font-size-asian="14pt" style:language-asian="ru" style:country-asian="RU" style:font-name-complex="Times New Roman1" style:font-size-complex="12pt"/>
    </style:style>
    <style:style style:name="T13" style:family="text">
      <style:text-properties fo:color="#000000" style:font-name="Times New Roman" fo:font-size="14pt" officeooo:rsid="000d7855" style:font-name-asian="Times New Roman1" style:font-size-asian="14pt" style:language-asian="ru" style:country-asian="RU" style:font-name-complex="Times New Roman1" style:font-size-complex="12pt"/>
    </style:style>
    <style:style style:name="T14" style:family="text">
      <style:text-properties fo:color="#000000" style:font-name="Times New Roman" fo:font-size="14pt" style:text-underline-style="none" fo:background-color="transparent" loext:char-shading-value="0" style:font-size-asian="14pt" style:font-size-complex="14pt"/>
    </style:style>
    <style:style style:name="T15" style:family="text">
      <style:text-properties fo:color="#000000" style:font-name="Times New Roman" fo:font-size="14pt" style:text-underline-style="none" officeooo:rsid="000b28b0" fo:background-color="transparent" loext:char-shading-value="0" style:font-size-asian="14pt" style:font-size-complex="14pt"/>
    </style:style>
    <style:style style:name="T16" style:family="text">
      <style:text-properties fo:color="#000000" style:text-position="sub 58%" style:font-name="Times New Roman" fo:font-size="14pt" style:font-name-asian="Times New Roman1" style:font-size-asian="14pt" style:language-asian="ru" style:country-asian="RU" style:font-name-complex="Times New Roman1" style:font-size-complex="14pt"/>
    </style:style>
    <style:style style:name="T17" style:family="text">
      <style:text-properties officeooo:rsid="00099498"/>
    </style:style>
    <style:style style:name="T18" style:family="text">
      <style:text-properties officeooo:rsid="00197741"/>
    </style:style>
    <style:style style:name="T19" style:family="text">
      <style:text-properties officeooo:rsid="00296dfa"/>
    </style:style>
    <style:style style:name="T20" style:family="text">
      <style:text-properties officeooo:rsid="002a5188"/>
    </style:style>
    <style:style style:name="T21" style:family="text">
      <style:text-properties officeooo:rsid="002f3245"/>
    </style:style>
    <style:style style:name="T22" style:family="text">
      <style:text-properties officeooo:rsid="0033efed"/>
    </style:style>
    <style:style style:name="T23" style:family="text">
      <style:text-properties officeooo:rsid="0035bd6f"/>
    </style:style>
    <style:style style:name="T24" style:family="text">
      <style:text-properties officeooo:rsid="003f1bcf"/>
    </style:style>
    <style:style style:name="T25" style:family="text">
      <style:text-properties officeooo:rsid="003fd71b"/>
    </style:style>
    <style:style style:name="T26" style:family="text">
      <style:text-properties officeooo:rsid="00410af2"/>
    </style:style>
    <style:style style:name="T27" style:family="text">
      <style:text-properties officeooo:rsid="004224ef"/>
    </style:style>
    <style:style style:name="T28" style:family="text">
      <style:text-properties officeooo:rsid="0042965e"/>
    </style:style>
    <style:style style:name="T29" style:family="text">
      <style:text-properties fo:font-weight="normal" style:font-weight-asian="normal" style:font-weight-complex="normal"/>
    </style:style>
    <style:style style:name="T30" style:family="text">
      <style:text-properties fo:font-weight="normal" officeooo:rsid="004224ef" style:font-weight-asian="normal" style:font-weight-complex="normal"/>
    </style:style>
    <style:style style:name="T31" style:family="text">
      <style:text-properties officeooo:rsid="0043fa73"/>
    </style:style>
    <style:style style:name="T32" style:family="text">
      <style:text-properties style:text-position="0% 100%" officeooo:rsid="0027ab47"/>
    </style:style>
    <style:style style:name="T33" style:family="text">
      <style:text-properties style:text-position="0% 100%" officeooo:rsid="004224ef"/>
    </style:style>
    <style:style style:name="T34" style:family="text">
      <style:text-properties officeooo:rsid="004ae594"/>
    </style:style>
    <style:style style:name="T35" style:family="text">
      <style:text-properties officeooo:rsid="002623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27">8</text:span> Технико-экономическое обоснование дипломной работы</text:p>
      <text:p text:style-name="P64"><text:span text:style-name="T30">8</text:span><text:span text:style-name="T29">.1 Обоснование необходимости проводимого исследования</text:span></text:p>
      <text:p text:style-name="P5">В настоящее время автоматизированные системы коммерческого учета энергоресурсов(АСКУЭ) широко применяются на предприятиях. Это простой и эффективный способ контроля потребляемых предприятием ресурсов ресурсов. В настоящее время проводятся работы по реализации АСКУЭ, предназначенных для городских электросетей. </text:p>
      <text:p text:style-name="P5"><text:span text:style-name="T34">По мере изучения</text:span> вопрос<text:span text:style-name="T34">а</text:span> информационной безопасности таких систем, стало ясно, что существующие решения не подходят для использования, так как масштабы систем на предприятиях меньше и нет необходимости защищать систему от НСД, так как она находится в охраняемой зоне.</text:p>
      <text:p text:style-name="P59">Цель данной работы — создать безопасный протокол взаимодействия устройства съема и передачи данных (УСПД) с сервером сбора данных(ССД). На данном участке существующие протоколы плохо применимы ввиду больших рассто<text:span text:style-name="T17">яний и отсутствия защитных механизмов.</text:span></text:p>
      <text:p text:style-name="P61">Для решения данной проблемы принято решение разработать новый протокол взаимодействия УСПД с ССД.</text:p>
      <text:p text:style-name="P67"><text:span text:style-name="T3">8</text:span><text:span text:style-name="T2">.2 Планирование комплекса работ по разработке программного обеспечения</text:span></text:p>
      <text:p text:style-name="P3">При выполнении дипломной работы было задействовано два человека:</text:p>
      <text:p text:style-name="P1"><text:span text:style-name="T4">–</text:span><text:span text:style-name="T1"> руководитель;</text:span></text:p>
      <text:p text:style-name="P1"><text:span text:style-name="T4">–</text:span><text:span text:style-name="T1"> разработчик.</text:span></text:p>
      <text:p text:style-name="P4">Руководитель выполняет контроль выполнения различных этапов работ, согласованность этапов выполнения работ между собой, корректирует действия разработчика, дает рекомендации по выполнению тех или иных работ. Разработчик реализует тот объем работ, который установлен руководителем в соответствие с техническим заданием.</text:p>
      <text:p text:style-name="P2"><text:soft-page-break/><text:span text:style-name="T14">Месячный оклад </text:span><text:span text:style-name="T15">техника</text:span><text:span text:style-name="T14"> в ТУСУР </text:span><text:span text:style-name="T15">составляет</text:span><text:span text:style-name="T14"> </text:span><text:span text:style-name="T15">3164</text:span><text:span text:style-name="T14"> рубл</text:span><text:span text:style-name="T15">я</text:span><text:span text:style-name="T14">, с учетом </text:span><text:span text:style-name="T15">20</text:span><text:span text:style-name="T14"> рабочих дней в месяце, и 8 часового рабочего дня, стоимость одного часа работ равна </text:span><text:span text:style-name="T15">19,77</text:span><text:span text:style-name="T14"> рублей. Месячный оклад руководителя к.н., доцента в университете равен 14 700 рублей, с учетом 24 рабочих дней, и 6 часового рабочего дня, стоимость одного часа работ равна 102,08 рубля.</text:span></text:p>
      <text:p text:style-name="P62">График выполнения работ приведен в таблице <text:span text:style-name="T27">8</text:span>.1.</text:p>
      <text:p text:style-name="P6">Зная длительность цикла каждого этапа и возможность их параллельно-последовательного выполнения, можно рассчитать срок завершения планируемых работ и составить ленточный и сетевой графики плана их выполнения. Поскольку работа не требует большого состава исполнителей, то ограничимся ленточным графиком планирования, представленным <text:span text:style-name="T35">в приложении А.</text:span></text:p>
      <text:p text:style-name="P70">Таблица <text:span text:style-name="T27">8</text:span>.1 – График выполнения работ</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row table:style-name="Таблица1.1">
          <table:table-cell table:style-name="Таблица1.A1" table:number-rows-spanned="2" office:value-type="string">
            <text:p text:style-name="P41">Наименование этапов и содержание работ</text:p>
          </table:table-cell>
          <table:table-cell table:style-name="Таблица1.B1" table:number-rows-spanned="2" office:value-type="string">
            <text:p text:style-name="P42">Исполнитель (должность)</text:p>
          </table:table-cell>
          <table:table-cell table:style-name="Таблица1.C1" table:number-columns-spanned="2" office:value-type="string">
            <text:p text:style-name="P41">Трудоемкость</text:p>
          </table:table-cell>
          <table:covered-table-cell/>
          <table:table-cell table:style-name="Таблица1.B1" table:number-rows-spanned="2" office:value-type="string">
            <text:p text:style-name="P43">Кол-во исполнителей, чел</text:p>
          </table:table-cell>
          <table:table-cell table:style-name="Таблица1.B1" table:number-rows-spanned="2" office:value-type="string">
            <text:p text:style-name="P48">Стоимость одного часа работ, руб/ч</text:p>
          </table:table-cell>
          <table:table-cell table:style-name="Таблица1.B1" table:number-rows-spanned="2" office:value-type="string">
            <text:p text:style-name="P47">Общая стоимость работы, руб.</text:p>
          </table:table-cell>
          <table:table-cell table:style-name="Таблица1.B1" table:number-rows-spanned="2" office:value-type="string">
            <text:p text:style-name="P43">Продолжительность рабочего дня, час</text:p>
          </table:table-cell>
          <table:table-cell table:style-name="Таблица1.B1" table:number-rows-spanned="2" office:value-type="string">
            <text:p text:style-name="P42">Срок исполнения, дни</text:p>
          </table:table-cell>
        </table:table-row>
        <table:table-row table:style-name="Таблица1.2">
          <table:covered-table-cell/>
          <table:covered-table-cell/>
          <table:table-cell table:style-name="Таблица1.C2" office:value-type="string">
            <text:p text:style-name="P39">Нормо-часы, н-ч</text:p>
          </table:table-cell>
          <table:table-cell table:style-name="Таблица1.C2" office:value-type="string">
            <text:p text:style-name="P39">Процент от общей трудоемкости, %</text:p>
          </table:table-cell>
          <table:covered-table-cell/>
          <table:covered-table-cell/>
          <table:covered-table-cell/>
          <table:covered-table-cell/>
          <table:covered-table-cell/>
        </table:table-row>
        <table:table-row table:style-name="Таблица1.3">
          <table:table-cell table:style-name="Таблица1.A4" table:number-rows-spanned="2" office:value-type="string">
            <text:p text:style-name="P37">1 Постановка задачи</text:p>
          </table:table-cell>
          <table:table-cell table:style-name="Таблица1.B3" office:value-type="string">
            <text:p text:style-name="P38">Рук-ль</text:p>
          </table:table-cell>
          <table:table-cell table:style-name="Таблица1.C3" office:value-type="string">
            <text:p text:style-name="P38">5</text:p>
          </table:table-cell>
          <table:table-cell table:style-name="Таблица1.D4" table:number-rows-spanned="2" office:value-type="string">
            <text:p text:style-name="P41">7,63</text:p>
          </table:table-cell>
          <table:table-cell table:style-name="Таблица1.E3" office:value-type="string">
            <text:p text:style-name="P38">1</text:p>
          </table:table-cell>
          <table:table-cell table:style-name="Таблица1.F3" office:value-type="string">
            <text:p text:style-name="P54">102,08</text:p>
          </table:table-cell>
          <table:table-cell table:style-name="Таблица1.G3" office:value-type="string">
            <text:p text:style-name="P50">510,4</text:p>
          </table:table-cell>
          <table:table-cell table:style-name="Таблица1.H3" office:value-type="string">
            <text:p text:style-name="P38">8</text:p>
          </table:table-cell>
          <table:table-cell table:style-name="Таблица1.I3" office:value-type="string">
            <text:p text:style-name="P38">1</text:p>
          </table:table-cell>
        </table:table-row>
        <table:table-row table:style-name="Таблица1.3">
          <table:covered-table-cell/>
          <table:table-cell table:style-name="Таблица1.B4" office:value-type="string">
            <text:p text:style-name="P38">Раз-к</text:p>
          </table:table-cell>
          <table:table-cell table:style-name="Таблица1.C4" office:value-type="string">
            <text:p text:style-name="P38">40</text:p>
          </table:table-cell>
          <table:covered-table-cell/>
          <table:table-cell table:style-name="Таблица1.E4" office:value-type="string">
            <text:p text:style-name="P38">1</text:p>
          </table:table-cell>
          <table:table-cell table:style-name="Таблица1.F4" office:value-type="string">
            <text:p text:style-name="P53">19,77</text:p>
          </table:table-cell>
          <table:table-cell table:style-name="Таблица1.A1" office:value-type="string">
            <text:p text:style-name="P49">791</text:p>
          </table:table-cell>
          <table:table-cell table:style-name="Таблица1.H4" office:value-type="string">
            <text:p text:style-name="P38">8</text:p>
          </table:table-cell>
          <table:table-cell table:style-name="Таблица1.A1" office:value-type="string">
            <text:p text:style-name="P38">5</text:p>
          </table:table-cell>
        </table:table-row>
        <table:table-row table:style-name="Таблица1.3">
          <table:table-cell table:style-name="Таблица1.A5" office:value-type="string">
            <text:p text:style-name="P40">2 Сбор информации</text:p>
          </table:table-cell>
          <table:table-cell table:style-name="Таблица1.A1" office:value-type="string">
            <text:p text:style-name="P38">Раз-к</text:p>
          </table:table-cell>
          <table:table-cell table:style-name="Таблица1.A1" office:value-type="string">
            <text:p text:style-name="P41">40</text:p>
          </table:table-cell>
          <table:table-cell table:style-name="Таблица1.D5" office:value-type="string">
            <text:p text:style-name="P41">6,78</text:p>
          </table:table-cell>
          <table:table-cell table:style-name="Таблица1.E5" office:value-type="string">
            <text:p text:style-name="P41">1</text:p>
          </table:table-cell>
          <table:table-cell table:style-name="Таблица1.F5" office:value-type="string">
            <text:p text:style-name="P53">19,77</text:p>
          </table:table-cell>
          <table:table-cell table:style-name="Таблица1.A1" office:value-type="string">
            <text:p text:style-name="P49">791</text:p>
          </table:table-cell>
          <table:table-cell table:style-name="Таблица1.H5" office:value-type="string">
            <text:p text:style-name="P41">8</text:p>
          </table:table-cell>
          <table:table-cell table:style-name="Таблица1.A1" office:value-type="string">
            <text:p text:style-name="P41">5</text:p>
          </table:table-cell>
        </table:table-row>
        <table:table-row table:style-name="Таблица1.6">
          <table:table-cell table:style-name="Таблица1.A1" table:number-rows-spanned="2" office:value-type="string">
            <text:p text:style-name="P52"><text:span text:style-name="T5">3 Формализация </text:span><text:span text:style-name="T10">требований к протоколу</text:span></text:p>
          </table:table-cell>
          <table:table-cell table:style-name="Таблица1.A1" office:value-type="string">
            <text:p text:style-name="P38">Рук-ль</text:p>
          </table:table-cell>
          <table:table-cell table:style-name="Таблица1.C6" office:value-type="string">
            <text:p text:style-name="P41">10</text:p>
          </table:table-cell>
          <table:table-cell table:style-name="Таблица1.A1" table:number-rows-spanned="2" office:value-type="string">
            <text:p text:style-name="P41">15,25</text:p>
          </table:table-cell>
          <table:table-cell table:style-name="Таблица1.E6" office:value-type="string">
            <text:p text:style-name="P41">1</text:p>
          </table:table-cell>
          <table:table-cell table:style-name="Таблица1.F6" office:value-type="string">
            <text:p text:style-name="P54">102,08</text:p>
          </table:table-cell>
          <table:table-cell table:style-name="Таблица1.A1" office:value-type="string">
            <text:p text:style-name="P51"><text:span text:style-name="T5">10</text:span><text:span text:style-name="T6">2</text:span><text:span text:style-name="T5">0,</text:span><text:span text:style-name="T6">8</text:span></text:p>
          </table:table-cell>
          <table:table-cell table:style-name="Таблица1.H6" office:value-type="string">
            <text:p text:style-name="P41">8</text:p>
          </table:table-cell>
          <table:table-cell table:style-name="Таблица1.A1" office:value-type="string">
            <text:p text:style-name="P41">2</text:p>
          </table:table-cell>
        </table:table-row>
        <table:table-row table:style-name="Таблица1.6">
          <table:covered-table-cell/>
          <table:table-cell table:style-name="Таблица1.B7" office:value-type="string">
            <text:p text:style-name="P38">Раз-к</text:p>
          </table:table-cell>
          <table:table-cell table:style-name="Таблица1.C7" office:value-type="string">
            <text:p text:style-name="P41">80</text:p>
          </table:table-cell>
          <table:covered-table-cell/>
          <table:table-cell table:style-name="Таблица1.E7" office:value-type="string">
            <text:p text:style-name="P41">1</text:p>
          </table:table-cell>
          <table:table-cell table:style-name="Таблица1.F7" office:value-type="string">
            <text:p text:style-name="P53">19,775</text:p>
          </table:table-cell>
          <table:table-cell table:style-name="Таблица1.A1" office:value-type="string">
            <text:p text:style-name="P46">1582</text:p>
          </table:table-cell>
          <table:table-cell table:style-name="Таблица1.H7" office:value-type="string">
            <text:p text:style-name="P41">8</text:p>
          </table:table-cell>
          <table:table-cell table:style-name="Таблица1.A1" office:value-type="string">
            <text:p text:style-name="P41">10</text:p>
          </table:table-cell>
        </table:table-row>
        <table:table-row table:style-name="Таблица1.3">
          <table:table-cell table:style-name="Таблица1.A9" table:number-rows-spanned="2" office:value-type="string">
            <text:p text:style-name="P52"><text:span text:style-name="T5">4 Разработка </text:span><text:span text:style-name="T10">протокола</text:span></text:p>
          </table:table-cell>
          <table:table-cell table:style-name="Таблица1.A1" office:value-type="string">
            <text:p text:style-name="P38">Рук-ль</text:p>
          </table:table-cell>
          <table:table-cell table:style-name="Таблица1.C8" office:value-type="string">
            <text:p text:style-name="P41">5</text:p>
          </table:table-cell>
          <table:table-cell table:style-name="Таблица1.D9" table:number-rows-spanned="2" office:value-type="string">
            <text:p text:style-name="P41">7,63</text:p>
          </table:table-cell>
          <table:table-cell table:style-name="Таблица1.E8" office:value-type="string">
            <text:p text:style-name="P41">1</text:p>
          </table:table-cell>
          <table:table-cell table:style-name="Таблица1.F8" office:value-type="string">
            <text:p text:style-name="P54">102,08</text:p>
          </table:table-cell>
          <table:table-cell table:style-name="Таблица1.A1" office:value-type="string">
            <text:p text:style-name="P45">510,4</text:p>
          </table:table-cell>
          <table:table-cell table:style-name="Таблица1.H8" office:value-type="string">
            <text:p text:style-name="P41">8</text:p>
          </table:table-cell>
          <table:table-cell table:style-name="Таблица1.A1" office:value-type="string">
            <text:p text:style-name="P41">1</text:p>
          </table:table-cell>
        </table:table-row>
        <table:table-row table:style-name="Таблица1.3">
          <table:covered-table-cell/>
          <table:table-cell table:style-name="Таблица1.B9" office:value-type="string">
            <text:p text:style-name="P38">Раз-к</text:p>
          </table:table-cell>
          <table:table-cell table:style-name="Таблица1.C9" office:value-type="string">
            <text:p text:style-name="P41">40</text:p>
          </table:table-cell>
          <table:covered-table-cell/>
          <table:table-cell table:style-name="Таблица1.E9" office:value-type="string">
            <text:p text:style-name="P41">1</text:p>
          </table:table-cell>
          <table:table-cell table:style-name="Таблица1.F9" office:value-type="string">
            <text:p text:style-name="P53">19,77</text:p>
          </table:table-cell>
          <table:table-cell table:style-name="Таблица1.A1" office:value-type="string">
            <text:p text:style-name="P49">791</text:p>
          </table:table-cell>
          <table:table-cell table:style-name="Таблица1.H9" office:value-type="string">
            <text:p text:style-name="P41">8</text:p>
          </table:table-cell>
          <table:table-cell table:style-name="Таблица1.A1" office:value-type="string">
            <text:p text:style-name="P41">5</text:p>
          </table:table-cell>
        </table:table-row>
        <table:table-row table:style-name="Таблица1.10">
          <table:table-cell table:style-name="Таблица1.A10" office:value-type="string">
            <text:p text:style-name="P52"><text:span text:style-name="T5">5 Реализация </text:span><text:span text:style-name="T11">эмуляторов для тестирования протокола</text:span></text:p>
          </table:table-cell>
          <table:table-cell table:style-name="Таблица1.A1" office:value-type="string">
            <text:p text:style-name="P38">Раз-к</text:p>
          </table:table-cell>
          <table:table-cell table:style-name="Таблица1.C10" office:value-type="string">
            <text:p text:style-name="P41">160</text:p>
          </table:table-cell>
          <table:table-cell table:style-name="Таблица1.D10" office:value-type="string">
            <text:p text:style-name="P41">27,12</text:p>
          </table:table-cell>
          <table:table-cell table:style-name="Таблица1.E10" office:value-type="string">
            <text:p text:style-name="P41">1</text:p>
          </table:table-cell>
          <table:table-cell table:style-name="Таблица1.F10" office:value-type="string">
            <text:p text:style-name="P53">19,77</text:p>
          </table:table-cell>
          <table:table-cell table:style-name="Таблица1.A1" office:value-type="string">
            <text:p text:style-name="P46">3164</text:p>
          </table:table-cell>
          <table:table-cell table:style-name="Таблица1.H10" office:value-type="string">
            <text:p text:style-name="P41">8</text:p>
          </table:table-cell>
          <table:table-cell table:style-name="Таблица1.A1" office:value-type="string">
            <text:p text:style-name="P41">20</text:p>
          </table:table-cell>
        </table:table-row>
        <table:table-row table:style-name="Таблица1.3">
          <table:table-cell table:style-name="Таблица1.A11" office:value-type="string">
            <text:p text:style-name="P52"><text:span text:style-name="T5">6 </text:span><text:span text:style-name="T11">Реализация протокола</text:span></text:p>
          </table:table-cell>
          <table:table-cell table:style-name="Таблица1.B11" office:value-type="string">
            <text:p text:style-name="P38">Раз-к</text:p>
          </table:table-cell>
          <table:table-cell table:style-name="Таблица1.C11" office:value-type="string">
            <text:p text:style-name="P41">40</text:p>
          </table:table-cell>
          <table:table-cell table:style-name="Таблица1.A1" office:value-type="string">
            <text:p text:style-name="P41">6,78</text:p>
          </table:table-cell>
          <table:table-cell table:style-name="Таблица1.E11" office:value-type="string">
            <text:p text:style-name="P41">1</text:p>
          </table:table-cell>
          <table:table-cell table:style-name="Таблица1.F11" office:value-type="string">
            <text:p text:style-name="P53">19,77</text:p>
          </table:table-cell>
          <table:table-cell table:style-name="Таблица1.G11" office:value-type="string">
            <text:p text:style-name="P49">791</text:p>
          </table:table-cell>
          <table:table-cell table:style-name="Таблица1.H11" office:value-type="string">
            <text:p text:style-name="P41">8</text:p>
          </table:table-cell>
          <table:table-cell table:style-name="Таблица1.I11" office:value-type="string">
            <text:p text:style-name="P41">5</text:p>
          </table:table-cell>
        </table:table-row>
        <table:table-row table:style-name="Таблица1.12">
          <table:table-cell table:style-name="Таблица1.A12" office:value-type="string">
            <text:p text:style-name="P52"><text:span text:style-name="T5">7 Создание документации по </text:span><text:span text:style-name="T10">протоколу</text:span></text:p>
          </table:table-cell>
          <table:table-cell table:style-name="Таблица1.B12" office:value-type="string">
            <text:p text:style-name="P38">Раз-к</text:p>
          </table:table-cell>
          <table:table-cell table:style-name="Таблица1.C12" office:value-type="string">
            <text:p text:style-name="P41">40</text:p>
          </table:table-cell>
          <table:table-cell table:style-name="Таблица1.A1" office:value-type="string">
            <text:p text:style-name="P41">6,78</text:p>
          </table:table-cell>
          <table:table-cell table:style-name="Таблица1.E12" office:value-type="string">
            <text:p text:style-name="P41">1</text:p>
          </table:table-cell>
          <table:table-cell table:style-name="Таблица1.F12" office:value-type="string">
            <text:p text:style-name="P53">19,77</text:p>
          </table:table-cell>
          <table:table-cell table:style-name="Таблица1.G12" office:value-type="string">
            <text:p text:style-name="P49">791</text:p>
          </table:table-cell>
          <table:table-cell table:style-name="Таблица1.H12" office:value-type="string">
            <text:p text:style-name="P41">8</text:p>
          </table:table-cell>
          <table:table-cell table:style-name="Таблица1.I12" office:value-type="string">
            <text:p text:style-name="P41">5</text:p>
          </table:table-cell>
        </table:table-row>
        <table:table-row table:style-name="Таблица1.6">
          <table:table-cell table:style-name="Таблица1.A14" table:number-rows-spanned="2" office:value-type="string">
            <text:p text:style-name="P40">8 Создание основной части пояснительной записки</text:p>
          </table:table-cell>
          <table:table-cell table:style-name="Таблица1.B13" office:value-type="string">
            <text:p text:style-name="P38">Рук-ль</text:p>
          </table:table-cell>
          <table:table-cell table:style-name="Таблица1.C13" office:value-type="string">
            <text:p text:style-name="P41">5</text:p>
          </table:table-cell>
          <table:table-cell table:style-name="Таблица1.A1" table:number-rows-spanned="2" office:value-type="string">
            <text:p text:style-name="P41">7,63</text:p>
          </table:table-cell>
          <table:table-cell table:style-name="Таблица1.E13" office:value-type="string">
            <text:p text:style-name="P41">1</text:p>
          </table:table-cell>
          <table:table-cell table:style-name="Таблица1.F13" office:value-type="string">
            <text:p text:style-name="P54">102,08</text:p>
          </table:table-cell>
          <table:table-cell table:style-name="Таблица1.G13" office:value-type="string">
            <text:p text:style-name="P45">510,4</text:p>
          </table:table-cell>
          <table:table-cell table:style-name="Таблица1.H13" office:value-type="string">
            <text:p text:style-name="P41">8</text:p>
          </table:table-cell>
          <table:table-cell table:style-name="Таблица1.I13" office:value-type="string">
            <text:p text:style-name="P41">1</text:p>
          </table:table-cell>
        </table:table-row>
        <table:table-row table:style-name="Таблица1.6">
          <table:covered-table-cell/>
          <table:table-cell table:style-name="Таблица1.B14" office:value-type="string">
            <text:p text:style-name="P38">Раз-к</text:p>
          </table:table-cell>
          <table:table-cell table:style-name="Таблица1.C14" office:value-type="string">
            <text:p text:style-name="P41">40</text:p>
          </table:table-cell>
          <table:covered-table-cell/>
          <table:table-cell table:style-name="Таблица1.E14" office:value-type="string">
            <text:p text:style-name="P41">1</text:p>
          </table:table-cell>
          <table:table-cell table:style-name="Таблица1.F14" office:value-type="string">
            <text:p text:style-name="P53">19,77</text:p>
          </table:table-cell>
          <table:table-cell table:style-name="Таблица1.G14" office:value-type="string">
            <text:p text:style-name="P49">791</text:p>
          </table:table-cell>
          <table:table-cell table:style-name="Таблица1.H14" office:value-type="string">
            <text:p text:style-name="P41">8</text:p>
          </table:table-cell>
          <table:table-cell table:style-name="Таблица1.I14" office:value-type="string">
            <text:p text:style-name="P41">5</text:p>
          </table:table-cell>
        </table:table-row>
        <table:table-row table:style-name="Таблица1.15">
          <table:table-cell table:style-name="Таблица1.A15" office:value-type="string">
            <text:p text:style-name="P40">9 Создание документации по охране труда и экономической части</text:p>
          </table:table-cell>
          <table:table-cell table:style-name="Таблица1.A1" office:value-type="string">
            <text:p text:style-name="P38">Раз-к</text:p>
          </table:table-cell>
          <table:table-cell table:style-name="Таблица1.C15" office:value-type="string">
            <text:p text:style-name="P41">40</text:p>
          </table:table-cell>
          <table:table-cell table:style-name="Таблица1.D15" office:value-type="string">
            <text:p text:style-name="P41">6,78</text:p>
          </table:table-cell>
          <table:table-cell table:style-name="Таблица1.E15" office:value-type="string">
            <text:p text:style-name="P41">1</text:p>
          </table:table-cell>
          <table:table-cell table:style-name="Таблица1.F15" office:value-type="string">
            <text:p text:style-name="P53">19,77</text:p>
          </table:table-cell>
          <table:table-cell table:style-name="Таблица1.G15" office:value-type="string">
            <text:p text:style-name="P49">791</text:p>
          </table:table-cell>
          <table:table-cell table:style-name="Таблица1.H15" office:value-type="string">
            <text:p text:style-name="P41">8</text:p>
          </table:table-cell>
          <table:table-cell table:style-name="Таблица1.I15" office:value-type="string">
            <text:p text:style-name="P41">5</text:p>
          </table:table-cell>
        </table:table-row>
        <table:table-row table:style-name="Таблица1.10">
          <table:table-cell table:style-name="Таблица1.A16" office:value-type="string">
            <text:p text:style-name="P40">10 Подготовка графического материала</text:p>
          </table:table-cell>
          <table:table-cell table:style-name="Таблица1.B16" office:value-type="string">
            <text:p text:style-name="P38">Раз-к</text:p>
          </table:table-cell>
          <table:table-cell table:style-name="Таблица1.C16" office:value-type="string">
            <text:p text:style-name="P41">16</text:p>
          </table:table-cell>
          <table:table-cell table:style-name="Таблица1.A1" office:value-type="string">
            <text:p text:style-name="P41">2,71</text:p>
          </table:table-cell>
          <table:table-cell table:style-name="Таблица1.E16" office:value-type="string">
            <text:p text:style-name="P41">1</text:p>
          </table:table-cell>
          <table:table-cell table:style-name="Таблица1.F16" office:value-type="string">
            <text:p text:style-name="P53">19,77</text:p>
          </table:table-cell>
          <table:table-cell table:style-name="Таблица1.G16" office:value-type="string">
            <text:p text:style-name="P46">316,4</text:p>
          </table:table-cell>
          <table:table-cell table:style-name="Таблица1.H16" office:value-type="string">
            <text:p text:style-name="P41">8</text:p>
          </table:table-cell>
          <table:table-cell table:style-name="Таблица1.I16" office:value-type="string">
            <text:p text:style-name="P41">2</text:p>
          </table:table-cell>
        </table:table-row>
        <table:table-row table:style-name="Таблица1.3">
          <table:table-cell table:style-name="Таблица1.A18" table:number-rows-spanned="2" office:value-type="string">
            <text:p text:style-name="P40">11 Проверка пояснительной записки</text:p>
          </table:table-cell>
          <table:table-cell table:style-name="Таблица1.B17" office:value-type="string">
            <text:p text:style-name="P38">Рук-ль</text:p>
          </table:table-cell>
          <table:table-cell table:style-name="Таблица1.C17" office:value-type="string">
            <text:p text:style-name="P41">5</text:p>
          </table:table-cell>
          <table:table-cell table:style-name="Таблица1.A1" table:number-rows-spanned="2" office:value-type="string">
            <text:p text:style-name="P41">4,92</text:p>
          </table:table-cell>
          <table:table-cell table:style-name="Таблица1.E17" office:value-type="string">
            <text:p text:style-name="P41">1</text:p>
          </table:table-cell>
          <table:table-cell table:style-name="Таблица1.F17" office:value-type="string">
            <text:p text:style-name="P54">102,08</text:p>
          </table:table-cell>
          <table:table-cell table:style-name="Таблица1.G17" office:value-type="string">
            <text:p text:style-name="P45">510,4</text:p>
          </table:table-cell>
          <table:table-cell table:style-name="Таблица1.H17" office:value-type="string">
            <text:p text:style-name="P41">8</text:p>
          </table:table-cell>
          <table:table-cell table:style-name="Таблица1.I17" office:value-type="string">
            <text:p text:style-name="P41">1</text:p>
          </table:table-cell>
        </table:table-row>
        <table:table-row table:style-name="Таблица1.3">
          <table:covered-table-cell/>
          <table:table-cell table:style-name="Таблица1.B18" office:value-type="string">
            <text:p text:style-name="P38">Раз-к</text:p>
          </table:table-cell>
          <table:table-cell table:style-name="Таблица1.C18" office:value-type="string">
            <text:p text:style-name="P41">24</text:p>
          </table:table-cell>
          <table:covered-table-cell/>
          <table:table-cell table:style-name="Таблица1.E18" office:value-type="string">
            <text:p text:style-name="P41">1</text:p>
          </table:table-cell>
          <table:table-cell table:style-name="Таблица1.F18" office:value-type="string">
            <text:p text:style-name="P53">19,77</text:p>
          </table:table-cell>
          <table:table-cell table:style-name="Таблица1.G18" office:value-type="string">
            <text:p text:style-name="P45">474,6</text:p>
          </table:table-cell>
          <table:table-cell table:style-name="Таблица1.H18" office:value-type="string">
            <text:p text:style-name="P41">8</text:p>
          </table:table-cell>
          <table:table-cell table:style-name="Таблица1.I18" office:value-type="string">
            <text:p text:style-name="P41">3</text:p>
          </table:table-cell>
        </table:table-row>
        <table:table-row table:style-name="Таблица1.3">
          <table:table-cell table:style-name="Таблица1.A20" table:number-rows-spanned="2" office:value-type="string">
            <text:p text:style-name="P37">Всего: 11</text:p>
          </table:table-cell>
          <table:table-cell table:style-name="Таблица1.A1" office:value-type="string">
            <text:p text:style-name="P38">Рук-ль</text:p>
          </table:table-cell>
          <table:table-cell table:style-name="Таблица1.C19" office:value-type="string">
            <text:p text:style-name="P38">30</text:p>
          </table:table-cell>
          <table:table-cell table:style-name="Таблица1.D20" table:number-rows-spanned="2" office:value-type="string">
            <text:p text:style-name="P41">100</text:p>
          </table:table-cell>
          <table:table-cell table:style-name="Таблица1.E20" table:number-rows-spanned="2" table:number-columns-spanned="2" office:value-type="string">
            <text:p text:style-name="P44"/>
          </table:table-cell>
          <table:covered-table-cell/>
          <table:table-cell table:style-name="Таблица1.G19" office:value-type="string">
            <text:p text:style-name="P51"><text:span text:style-name="T12">30</text:span><text:span text:style-name="T13">62,4</text:span></text:p>
          </table:table-cell>
          <table:table-cell table:style-name="Таблица1.H20" table:number-rows-spanned="2" office:value-type="string">
            <text:p text:style-name="P40"/>
          </table:table-cell>
          <table:table-cell table:style-name="Таблица1.I19" office:value-type="string">
            <text:p text:style-name="P38">6</text:p>
          </table:table-cell>
        </table:table-row>
        <table:table-row table:style-name="Таблица1.3">
          <table:covered-table-cell/>
          <table:table-cell table:style-name="Таблица1.B20" office:value-type="string">
            <text:p text:style-name="P38">Раз-к</text:p>
          </table:table-cell>
          <table:table-cell table:style-name="Таблица1.C20" office:value-type="string">
            <text:p text:style-name="P38">560</text:p>
          </table:table-cell>
          <table:covered-table-cell/>
          <table:covered-table-cell/>
          <table:covered-table-cell/>
          <table:table-cell table:style-name="Таблица1.G20" office:value-type="string">
            <text:p text:style-name="P51"><text:span text:style-name="T12">1</text:span><text:span text:style-name="T13">1</text:span><text:span text:style-name="T12">0</text:span><text:span text:style-name="T13">74</text:span></text:p>
          </table:table-cell>
          <table:covered-table-cell/>
          <table:table-cell table:style-name="Таблица1.I20" office:value-type="string">
            <text:p text:style-name="P38">70</text:p>
          </table:table-cell>
        </table:table-row>
      </table:table>
      <text:p text:style-name="P22"/>
      <text:p text:style-name="P66"><text:soft-page-break/><text:span text:style-name="T30">8</text:span><text:span text:style-name="T29">.3 Определение сметной стоимости проекта</text:span></text:p>
      <text:p text:style-name="P7"><text:span text:style-name="T27">8</text:span>.3.1 Общие положения</text:p>
      <text:p text:style-name="P3">Смета затрат для данной работы состоит из расходов, которые включают в себя следующие статьи:</text:p>
      <text:p text:style-name="P3">– затраты на оборудование и амортизацию;</text:p>
      <text:p text:style-name="P3">– расходы на оплату труда и отчисления на социальные нужды;</text:p>
      <text:p text:style-name="P3">– затраты на основные и вспомогательные материалы;</text:p>
      <text:p text:style-name="P3">– затраты на электроэнергию.</text:p>
      <text:p text:style-name="P8"><text:span text:style-name="T27">8</text:span>.3.2 Затраты на оборудование и амортизацию</text:p>
      <text:p text:style-name="P3">Основным оборудованием при проведении работы являются компьютер и принтер, которые постановлением Правительства Российской Федерации от 1.01.02 г. N 1 отнесены ко второй амортизационной группе – «имущество со сроком полезного использования свыше 2 лет до 3 лет включительно». Месячная норма амортизации составляет 2,8% и для компьютера, и для принтера.</text:p>
      <text:p text:style-name="P4">Результаты расчетов амортизационных отчислений приведены в таблице <text:span text:style-name="T27">8</text:span>.3.</text:p>
      <text:p text:style-name="P68">Таблица <text:span text:style-name="T27">8</text:span>.3 – Смета затрат на оборудование</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C" table:number-columns-repeated="2"/>
        <table:table-row table:style-name="Таблица3.1">
          <table:table-cell table:style-name="Таблица3.A1" table:number-rows-spanned="2" office:value-type="string">
            <text:p text:style-name="P11">Наименование прибора, оборудования</text:p>
          </table:table-cell>
          <table:table-cell table:style-name="Таблица3.B1" table:number-rows-spanned="2" office:value-type="string">
            <text:p text:style-name="P13">Потребленное количество, шт.</text:p>
          </table:table-cell>
          <table:table-cell table:style-name="Таблица3.C1" table:number-columns-spanned="2" office:value-type="string">
            <text:p text:style-name="P11">Цена, руб.</text:p>
          </table:table-cell>
          <table:covered-table-cell/>
          <table:table-cell table:style-name="Таблица3.B1" table:number-rows-spanned="2" office:value-type="string">
            <text:p text:style-name="P13">Время использования по теме</text:p>
          </table:table-cell>
          <table:table-cell table:style-name="Таблица3.B1" table:number-rows-spanned="2" office:value-type="string">
            <text:p text:style-name="P13">Месячная норма амортизации, %</text:p>
          </table:table-cell>
          <table:table-cell table:style-name="Таблица3.B1" table:number-rows-spanned="2" office:value-type="string">
            <text:p text:style-name="P13">Сумма амортизации, руб.</text:p>
          </table:table-cell>
        </table:table-row>
        <table:table-row table:style-name="Таблица3.2">
          <table:covered-table-cell/>
          <table:covered-table-cell/>
          <table:table-cell table:style-name="Таблица3.C2" office:value-type="string">
            <text:p text:style-name="P13">Единицы</text:p>
          </table:table-cell>
          <table:table-cell table:style-name="Таблица3.C2" office:value-type="string">
            <text:p text:style-name="P13">Всего</text:p>
          </table:table-cell>
          <table:covered-table-cell/>
          <table:covered-table-cell/>
          <table:covered-table-cell/>
        </table:table-row>
        <table:table-row table:style-name="Таблица3.3">
          <table:table-cell table:style-name="Таблица3.A3" office:value-type="string">
            <text:p text:style-name="P10">Ноутбук</text:p>
          </table:table-cell>
          <table:table-cell table:style-name="Таблица3.B3" office:value-type="string">
            <text:p text:style-name="P11">1</text:p>
          </table:table-cell>
          <table:table-cell table:style-name="Таблица3.C3" office:value-type="string">
            <text:p text:style-name="P15">40000</text:p>
          </table:table-cell>
          <table:table-cell table:style-name="Таблица3.D3" office:value-type="string">
            <text:p text:style-name="P15">40000</text:p>
          </table:table-cell>
          <table:table-cell table:style-name="Таблица3.E3" office:value-type="string">
            <text:p text:style-name="P11">3 мес.</text:p>
          </table:table-cell>
          <table:table-cell table:style-name="Таблица3.F3" office:value-type="string">
            <text:p text:style-name="P11">2,8</text:p>
          </table:table-cell>
          <table:table-cell table:style-name="Таблица3.G3" office:value-type="string">
            <text:p text:style-name="P15">3360</text:p>
          </table:table-cell>
        </table:table-row>
        <table:table-row table:style-name="Таблица3.3">
          <table:table-cell table:style-name="Таблица3.A4" office:value-type="string">
            <text:p text:style-name="P10">Принтер</text:p>
          </table:table-cell>
          <table:table-cell table:style-name="Таблица3.B4" office:value-type="string">
            <text:p text:style-name="P11">1</text:p>
          </table:table-cell>
          <table:table-cell table:style-name="Таблица3.C4" office:value-type="string">
            <text:p text:style-name="P23"><text:span text:style-name="T7">85</text:span><text:span text:style-name="T5">00</text:span></text:p>
          </table:table-cell>
          <table:table-cell table:style-name="Таблица3.D4" office:value-type="string">
            <text:p text:style-name="P23"><text:span text:style-name="T7">85</text:span><text:span text:style-name="T5">00</text:span></text:p>
          </table:table-cell>
          <table:table-cell table:style-name="Таблица3.E4" office:value-type="string">
            <text:p text:style-name="P11">3 мес.</text:p>
          </table:table-cell>
          <table:table-cell table:style-name="Таблица3.F4" office:value-type="string">
            <text:p text:style-name="P11">2,8</text:p>
          </table:table-cell>
          <table:table-cell table:style-name="Таблица3.G4" office:value-type="string">
            <text:p text:style-name="P15">714</text:p>
          </table:table-cell>
        </table:table-row>
        <table:table-row table:style-name="Таблица3.3">
          <table:table-cell table:style-name="Таблица3.A5" table:number-columns-spanned="7" office:value-type="string">
            <text:p text:style-name="P24"><text:span text:style-name="T5">Итого: </text:span><text:span text:style-name="T7">4074</text:span><text:span text:style-name="T5"> руб.</text:span></text:p>
          </table:table-cell>
          <table:covered-table-cell/>
          <table:covered-table-cell/>
          <table:covered-table-cell/>
          <table:covered-table-cell/>
          <table:covered-table-cell/>
          <table:covered-table-cell/>
        </table:table-row>
      </table:table>
      <text:p text:style-name="P22"/>
      <text:p text:style-name="P8"><text:span text:style-name="T27">8</text:span>.3.3 Расходы на оплату труда и отчисления на социальные нужды</text:p>
      <text:p text:style-name="P3"><text:soft-page-break/>Статья затрат учитывает выплаты по заработной плате за выполненную работу, исчисленные на основании тарифных ставок и должностных окладов в соответствии с принятой в организации-разработчике системой оплаты труда. В этой статье также отражаются премии, надбавки и доплаты за условия труда, оплата ежегодных отпусков, выплата районного коэффициента и некоторые другие расходы. Отчисления на социальные нужды учитывают страховые взносы.</text:p>
      <text:p text:style-name="P4">Результаты расчета расходов на оплату труда участников проекта представлены в таблице <text:span text:style-name="T27">8</text:span>.4.</text:p>
      <text:p text:style-name="P68">Таблица <text:span text:style-name="T27">8</text:span>.4 – Расчет расходов на оплату труда участников проекта</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2"/>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11">Участники проекта</text:p>
          </table:table-cell>
          <table:table-cell table:style-name="Таблица4.B1" office:value-type="string">
            <text:p text:style-name="P28"><text:span text:style-name="T5">ЗП</text:span><text:span text:style-name="T16">пр</text:span></text:p>
          </table:table-cell>
          <table:table-cell table:style-name="Таблица4.B1" office:value-type="string">
            <text:p text:style-name="P13">Премия</text:p>
          </table:table-cell>
          <table:table-cell table:style-name="Таблица4.B1" office:value-type="string">
            <text:p text:style-name="P13">РН, руб. 30%</text:p>
          </table:table-cell>
          <table:table-cell table:style-name="Таблица4.B1" office:value-type="string">
            <text:p text:style-name="P13">ОЗП</text:p>
          </table:table-cell>
          <table:table-cell table:style-name="Таблица4.F1" office:value-type="string">
            <text:p text:style-name="P13">ДЗП 15%</text:p>
          </table:table-cell>
          <table:table-cell table:style-name="Таблица4.B1" office:value-type="string">
            <text:p text:style-name="P13">ФОТ</text:p>
          </table:table-cell>
          <table:table-cell table:style-name="Таблица4.B1" office:value-type="string">
            <text:p text:style-name="P13">Страховые взносы, руб. 30%</text:p>
          </table:table-cell>
          <table:table-cell table:style-name="Таблица4.B1" office:value-type="string">
            <text:p text:style-name="P13">Всего</text:p>
          </table:table-cell>
        </table:table-row>
        <table:table-row table:style-name="Таблица4.2">
          <table:table-cell table:style-name="Таблица4.A2" office:value-type="string">
            <text:p text:style-name="P18">Разработчик</text:p>
          </table:table-cell>
          <table:table-cell table:style-name="Таблица4.B2" office:value-type="string">
            <text:p text:style-name="P17">3164</text:p>
          </table:table-cell>
          <table:table-cell table:style-name="Таблица4.C2" office:value-type="string">
            <text:p text:style-name="P20">-</text:p>
          </table:table-cell>
          <table:table-cell table:style-name="Таблица4.D2" office:value-type="string">
            <text:p text:style-name="P26"><text:span text:style-name="T5">9</text:span><text:span text:style-name="T8">49,2</text:span></text:p>
          </table:table-cell>
          <table:table-cell table:style-name="Таблица4.E2" office:value-type="string">
            <text:p text:style-name="P17">4113,2</text:p>
          </table:table-cell>
          <table:table-cell table:style-name="Таблица4.F2" office:value-type="string">
            <text:p text:style-name="P17">616,98</text:p>
          </table:table-cell>
          <table:table-cell table:style-name="Таблица4.G2" office:value-type="string">
            <text:p text:style-name="P17">4730,18</text:p>
          </table:table-cell>
          <table:table-cell table:style-name="Таблица4.H2" office:value-type="string">
            <text:p text:style-name="P17">1419,05</text:p>
          </table:table-cell>
          <table:table-cell table:style-name="Таблица4.I2" office:value-type="string">
            <text:p text:style-name="P17">6149,23</text:p>
          </table:table-cell>
        </table:table-row>
        <table:table-row table:style-name="Таблица4.2">
          <table:table-cell table:style-name="Таблица4.A3" office:value-type="string">
            <text:p text:style-name="P18">Руководитель</text:p>
          </table:table-cell>
          <table:table-cell table:style-name="Таблица4.B3" office:value-type="string">
            <text:p text:style-name="P26"><text:span text:style-name="T5">1</text:span><text:span text:style-name="T8">47</text:span><text:span text:style-name="T5">00</text:span></text:p>
          </table:table-cell>
          <table:table-cell table:style-name="Таблица4.C3" office:value-type="string">
            <text:p text:style-name="P20">-</text:p>
          </table:table-cell>
          <table:table-cell table:style-name="Таблица4.D3" office:value-type="string">
            <text:p text:style-name="P17">4410</text:p>
          </table:table-cell>
          <table:table-cell table:style-name="Таблица4.E3" office:value-type="string">
            <text:p text:style-name="P17">19110</text:p>
          </table:table-cell>
          <table:table-cell table:style-name="Таблица4.F3" office:value-type="string">
            <text:p text:style-name="P17">2866,5</text:p>
          </table:table-cell>
          <table:table-cell table:style-name="Таблица4.G3" office:value-type="string">
            <text:p text:style-name="P17">21976,5</text:p>
          </table:table-cell>
          <table:table-cell table:style-name="Таблица4.H3" office:value-type="string">
            <text:p text:style-name="P17">6 592,95</text:p>
          </table:table-cell>
          <table:table-cell table:style-name="Таблица4.I3" office:value-type="string">
            <text:p text:style-name="P17">28569,45</text:p>
          </table:table-cell>
        </table:table-row>
        <table:table-row table:style-name="Таблица4.2">
          <table:table-cell table:style-name="Таблица4.A1" table:number-columns-spanned="9" office:value-type="string">
            <text:p text:style-name="P27"><text:span text:style-name="T5">Итого: </text:span><text:span text:style-name="T8">34718,68</text:span><text:span text:style-name="T5"> руб.</text:span></text:p>
          </table:table-cell>
          <table:covered-table-cell/>
          <table:covered-table-cell/>
          <table:covered-table-cell/>
          <table:covered-table-cell/>
          <table:covered-table-cell/>
          <table:covered-table-cell/>
          <table:covered-table-cell/>
          <table:covered-table-cell/>
        </table:table-row>
      </table:table>
      <text:p text:style-name="P14"/>
      <text:p text:style-name="P8"><text:span text:style-name="T27">8</text:span>.3.4 Затраты на основные и вспомогательные материалы</text:p>
      <text:p text:style-name="P3">Статья включает расходы по приобретению и доставке основных и вспомогательных материалов, необходимых для опытно-экспериментальной проработки решения, для изготовления макета или опытного оборудования. Сюда включаются и стоимость необходимых материалов для изготовления образцов и макетов, и материалов необходимых для оформления требуемой документации. </text:p>
      <text:p text:style-name="P3">Размер транспортно-заготовительных расходов (ТЗР), определяемый в процентах от стоимости, примем 10%. Стоимость вспомогательных материалов принимается 10% от стоимости основных материалов с учетом ТЗР. Результаты расчета стоимости материалов представлены в таблице <text:span text:style-name="T31">8</text:span>.5.</text:p>
      <text:p text:style-name="P69"><text:soft-page-break/>Таблица <text:span text:style-name="T27">8</text:span>.5 – Смета затрат на основные и вспомогательные материалы</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11">Наименование материала</text:p>
          </table:table-cell>
          <table:table-cell table:style-name="Таблица5.B1" office:value-type="string">
            <text:p text:style-name="P11">Единицы измерения</text:p>
          </table:table-cell>
          <table:table-cell table:style-name="Таблица5.B1" office:value-type="string">
            <text:p text:style-name="P11">Потребленное количество</text:p>
          </table:table-cell>
          <table:table-cell table:style-name="Таблица5.B1" office:value-type="string">
            <text:p text:style-name="P11">Цена за единицу, руб.</text:p>
          </table:table-cell>
          <table:table-cell table:style-name="Таблица5.B1" office:value-type="string">
            <text:p text:style-name="P11">Сумма, руб.</text:p>
          </table:table-cell>
        </table:table-row>
        <table:table-row table:style-name="Таблица5.2">
          <table:table-cell table:style-name="Таблица5.A2" office:value-type="string">
            <text:p text:style-name="P10">Ватман</text:p>
          </table:table-cell>
          <table:table-cell table:style-name="Таблица5.B2" office:value-type="string">
            <text:p text:style-name="P11">шт.</text:p>
          </table:table-cell>
          <table:table-cell table:style-name="Таблица5.B2" office:value-type="string">
            <text:p text:style-name="P11">5</text:p>
          </table:table-cell>
          <table:table-cell table:style-name="Таблица5.B2" office:value-type="string">
            <text:p text:style-name="P11">30</text:p>
          </table:table-cell>
          <table:table-cell table:style-name="Таблица5.B2" office:value-type="string">
            <text:p text:style-name="P11">150</text:p>
          </table:table-cell>
        </table:table-row>
        <table:table-row table:style-name="Таблица5.2">
          <table:table-cell table:style-name="Таблица5.A3" office:value-type="string">
            <text:p text:style-name="P10">Пачка бумаги </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290</text:p>
          </table:table-cell>
          <table:table-cell table:style-name="Таблица5.B2" office:value-type="string">
            <text:p text:style-name="P11">290</text:p>
          </table:table-cell>
        </table:table-row>
        <table:table-row table:style-name="Таблица5.2">
          <table:table-cell table:style-name="Таблица5.A3" office:value-type="string">
            <text:p text:style-name="P10">Картридж для принтера</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1200</text:p>
          </table:table-cell>
          <table:table-cell table:style-name="Таблица5.B2" office:value-type="string">
            <text:p text:style-name="P11">1200</text:p>
          </table:table-cell>
        </table:table-row>
        <table:table-row table:style-name="Таблица5.2">
          <table:table-cell table:style-name="Таблица5.A2" office:value-type="string">
            <text:p text:style-name="P21">CD-диск</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30</text:p>
          </table:table-cell>
          <table:table-cell table:style-name="Таблица5.B2" office:value-type="string">
            <text:p text:style-name="P11">30</text:p>
          </table:table-cell>
        </table:table-row>
        <table:table-row table:style-name="Таблица5.6">
          <table:table-cell table:style-name="Таблица5.A6" table:number-columns-spanned="5" office:value-type="string">
            <text:p text:style-name="P12">Итого затраты на основные (с учетом ТЗР) и вспомогательные материалы:</text:p>
            <text:p text:style-name="P12">1837 <text:span text:style-name="T24">руб.</text:span></text:p>
          </table:table-cell>
          <table:covered-table-cell/>
          <table:covered-table-cell/>
          <table:covered-table-cell/>
          <table:covered-table-cell/>
        </table:table-row>
      </table:table>
      <text:p text:style-name="P7"/>
      <text:p text:style-name="P7"><text:span text:style-name="T27">8</text:span>.3.5 Расходы на электроэнергию</text:p>
      <text:p text:style-name="P3">Статья включает затраты по электроэнергии на технологические нужды. В настоящее время тариф на электроэнергию для населения г. Томска на 2015 год составляет 2,7 руб./ кВт ч. Введенный приказом от 26.12.2014 " №6/9 (691) «О тарифах на электрическую энергию для населения и потребителей, приравненных к категории население по Томской области на 2015 год», принятый департаментом тарифного регулирования Томской области.</text:p>
      <text:p text:style-name="P3">Результаты расчетов приведены в таблице <text:span text:style-name="T31">8</text:span>.6.</text:p>
      <text:p text:style-name="P69">Таблица <text:span text:style-name="T27">8</text:span>.6 – Затраты на электроэнергию</text:p>
      <table:table table:name="Таблица6" table:style-name="Таблица6">
        <table:table-column table:style-name="Таблица6.A"/>
        <table:table-column table:style-name="Таблица6.B" table:number-columns-repeated="2"/>
        <table:table-column table:style-name="Таблица6.D"/>
        <table:table-column table:style-name="Таблица6.E"/>
        <table:table-column table:style-name="Таблица6.F"/>
        <table:table-row table:style-name="Таблица6.1">
          <table:table-cell table:style-name="Таблица6.A1" office:value-type="string">
            <text:p text:style-name="P11">Наименование прибора или оборудования</text:p>
          </table:table-cell>
          <table:table-cell table:style-name="Таблица6.B1" office:value-type="string">
            <text:p text:style-name="P13">Количество, шт.</text:p>
          </table:table-cell>
          <table:table-cell table:style-name="Таблица6.B1" office:value-type="string">
            <text:p text:style-name="P13">Потребляемая мощность, кВт</text:p>
          </table:table-cell>
          <table:table-cell table:style-name="Таблица6.B1" office:value-type="string">
            <text:p text:style-name="P13">Часы работы</text:p>
          </table:table-cell>
          <table:table-cell table:style-name="Таблица6.B1" office:value-type="string">
            <text:p text:style-name="P13">Тариф за <text:s text:c="5"/>1 кВт-час, руб.</text:p>
          </table:table-cell>
          <table:table-cell table:style-name="Таблица6.F1" office:value-type="string">
            <text:p text:style-name="P11">Стоимость электроэнергии, руб.</text:p>
          </table:table-cell>
        </table:table-row>
        <table:table-row table:style-name="Таблица6.2">
          <table:table-cell table:style-name="Таблица6.A2" office:value-type="string">
            <text:p text:style-name="P10">Ноутбук</text:p>
          </table:table-cell>
          <table:table-cell table:style-name="Таблица6.B2" office:value-type="string">
            <text:p text:style-name="P11">1</text:p>
          </table:table-cell>
          <table:table-cell table:style-name="Таблица6.C2" office:value-type="string">
            <text:p text:style-name="P11">0,05</text:p>
          </table:table-cell>
          <table:table-cell table:style-name="Таблица6.D2" office:value-type="string">
            <text:p text:style-name="P11">560</text:p>
          </table:table-cell>
          <table:table-cell table:style-name="Таблица6.E2" office:value-type="string">
            <text:p text:style-name="P11">2,7</text:p>
          </table:table-cell>
          <table:table-cell table:style-name="Таблица6.F2" office:value-type="string">
            <text:p text:style-name="P11">75,6</text:p>
          </table:table-cell>
        </table:table-row>
        <table:table-row table:style-name="Таблица6.2">
          <table:table-cell table:style-name="Таблица6.A3" office:value-type="string">
            <text:p text:style-name="P10">Принтер</text:p>
          </table:table-cell>
          <table:table-cell table:style-name="Таблица6.B3" office:value-type="string">
            <text:p text:style-name="P11">1</text:p>
          </table:table-cell>
          <table:table-cell table:style-name="Таблица6.C3" office:value-type="string">
            <text:p text:style-name="P11">0,1</text:p>
          </table:table-cell>
          <table:table-cell table:style-name="Таблица6.D3" office:value-type="string">
            <text:p text:style-name="P11">4</text:p>
          </table:table-cell>
          <table:table-cell table:style-name="Таблица6.E3" office:value-type="string">
            <text:p text:style-name="P11">2,7</text:p>
          </table:table-cell>
          <table:table-cell table:style-name="Таблица6.F3" office:value-type="string">
            <text:p text:style-name="P11">1,08</text:p>
          </table:table-cell>
        </table:table-row>
        <table:table-row table:style-name="Таблица6.2">
          <table:table-cell table:style-name="Таблица6.A4" office:value-type="string">
            <text:p text:style-name="P10">Освещение</text:p>
          </table:table-cell>
          <table:table-cell table:style-name="Таблица6.B4" office:value-type="string">
            <text:p text:style-name="P11">1</text:p>
          </table:table-cell>
          <table:table-cell table:style-name="Таблица6.C4" office:value-type="string">
            <text:p text:style-name="P11">0,6</text:p>
          </table:table-cell>
          <table:table-cell table:style-name="Таблица6.D4" office:value-type="string">
            <text:p text:style-name="P11">560</text:p>
          </table:table-cell>
          <table:table-cell table:style-name="Таблица6.E4" office:value-type="string">
            <text:p text:style-name="P11">2,7</text:p>
          </table:table-cell>
          <table:table-cell table:style-name="Таблица6.F4" office:value-type="string">
            <text:p text:style-name="P11">907,2</text:p>
          </table:table-cell>
        </table:table-row>
        <table:table-row table:style-name="Таблица6.2">
          <table:table-cell table:style-name="Таблица6.A1" table:number-columns-spanned="6" office:value-type="string">
            <text:p text:style-name="P12"><text:span text:style-name="T26">Итого</text:span>: 983,88 руб.</text:p>
          </table:table-cell>
          <table:covered-table-cell/>
          <table:covered-table-cell/>
          <table:covered-table-cell/>
          <table:covered-table-cell/>
          <table:covered-table-cell/>
        </table:table-row>
      </table:table>
      <text:p text:style-name="P22"/>
      <text:p text:style-name="P9"><text:span text:style-name="T27">8</text:span>.3.6 Накладные расходы</text:p>
      <text:p text:style-name="P3"><text:soft-page-break/>Расчет накладных расходов сведем в таблицу <text:span text:style-name="T31">8</text:span>.7.</text:p>
      <text:p text:style-name="P69">Таблица <text:span text:style-name="T31">8</text:span>.7 – Накладные расходы</text:p>
      <table:table table:name="Таблица7" table:style-name="Таблица7">
        <table:table-column table:style-name="Таблица7.A"/>
        <table:table-column table:style-name="Таблица7.B"/>
        <table:table-column table:style-name="Таблица7.C" table:number-columns-repeated="2"/>
        <table:table-row table:style-name="Таблица7.1">
          <table:table-cell table:style-name="Таблица7.A1" office:value-type="string">
            <text:p text:style-name="P11">Услуга</text:p>
          </table:table-cell>
          <table:table-cell table:style-name="Таблица7.B1" office:value-type="string">
            <text:p text:style-name="P11">Количество</text:p>
          </table:table-cell>
          <table:table-cell table:style-name="Таблица7.B1" office:value-type="string">
            <text:p text:style-name="P11">Стоимость одной единицы, руб.</text:p>
          </table:table-cell>
          <table:table-cell table:style-name="Таблица7.B1" office:value-type="string">
            <text:p text:style-name="P11">Сумма затрат, руб.</text:p>
          </table:table-cell>
        </table:table-row>
        <table:table-row table:style-name="Таблица7.2">
          <table:table-cell table:style-name="Таблица7.A2" office:value-type="string">
            <text:p text:style-name="P10">Изготовление плакатов</text:p>
          </table:table-cell>
          <table:table-cell table:style-name="Таблица7.B2" office:value-type="string">
            <text:p text:style-name="P11">5 штук</text:p>
          </table:table-cell>
          <table:table-cell table:style-name="Таблица7.B2" office:value-type="string">
            <text:p text:style-name="P11">100</text:p>
          </table:table-cell>
          <table:table-cell table:style-name="Таблица7.B2" office:value-type="string">
            <text:p text:style-name="P11">500</text:p>
          </table:table-cell>
        </table:table-row>
        <table:table-row table:style-name="Таблица7.2">
          <table:table-cell table:style-name="Таблица7.A2" office:value-type="string">
            <text:p text:style-name="P10">Переплет</text:p>
          </table:table-cell>
          <table:table-cell table:style-name="Таблица7.B2" office:value-type="string">
            <text:p text:style-name="P11">1 штука</text:p>
          </table:table-cell>
          <table:table-cell table:style-name="Таблица7.B2" office:value-type="string">
            <text:p text:style-name="P11">50</text:p>
          </table:table-cell>
          <table:table-cell table:style-name="Таблица7.B2" office:value-type="string">
            <text:p text:style-name="P11">50</text:p>
          </table:table-cell>
        </table:table-row>
        <table:table-row table:style-name="Таблица7.2">
          <table:table-cell table:style-name="Таблица7.A2" office:value-type="string">
            <text:p text:style-name="P10">Транспортные расходы</text:p>
          </table:table-cell>
          <table:table-cell table:style-name="Таблица7.B2" office:value-type="string">
            <text:p text:style-name="P11">140 поездок</text:p>
          </table:table-cell>
          <table:table-cell table:style-name="Таблица7.B2" office:value-type="string">
            <text:p text:style-name="P11">17</text:p>
          </table:table-cell>
          <table:table-cell table:style-name="Таблица7.B2" office:value-type="string">
            <text:p text:style-name="P11">2380</text:p>
          </table:table-cell>
        </table:table-row>
        <table:table-row table:style-name="Таблица7.2">
          <table:table-cell table:style-name="Таблица7.A5" table:number-columns-spanned="4" office:value-type="string">
            <text:p text:style-name="P12">Итого: 2930 <text:span text:style-name="T25">руб.</text:span></text:p>
          </table:table-cell>
          <table:covered-table-cell/>
          <table:covered-table-cell/>
          <table:covered-table-cell/>
        </table:table-row>
      </table:table>
      <text:p text:style-name="P3"/>
      <text:p text:style-name="P7"><text:span text:style-name="T27">8</text:span>.3.7 Сводная смета затрат</text:p>
      <text:p text:style-name="P3">На основании всех произведенных расчетов составим сводную смету затрат на выполнение работы в виде таблицы <text:span text:style-name="T31">8</text:span>.8.</text:p>
      <text:p text:style-name="P69">Таблица <text:span text:style-name="T27">8</text:span>.8 – Сводная смета затрат</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1">Наименование статей затрат</text:p>
          </table:table-cell>
          <table:table-cell table:style-name="Таблица8.B1" office:value-type="string">
            <text:p text:style-name="P11">Всего, руб.</text:p>
          </table:table-cell>
        </table:table-row>
        <table:table-row table:style-name="Таблица8.1">
          <table:table-cell table:style-name="Таблица8.A2" office:value-type="string">
            <text:p text:style-name="P19">1. ФОТ со страховыми взносами</text:p>
          </table:table-cell>
          <table:table-cell table:style-name="Таблица8.B2" office:value-type="string">
            <text:p text:style-name="P16">34718,68</text:p>
          </table:table-cell>
        </table:table-row>
        <table:table-row table:style-name="Таблица8.1">
          <table:table-cell table:style-name="Таблица8.A2" office:value-type="string">
            <text:p text:style-name="P10">2. Основные и вспомогательные материалы</text:p>
          </table:table-cell>
          <table:table-cell table:style-name="Таблица8.B2" office:value-type="string">
            <text:p text:style-name="P11">1837</text:p>
          </table:table-cell>
        </table:table-row>
        <table:table-row table:style-name="Таблица8.1">
          <table:table-cell table:style-name="Таблица8.A2" office:value-type="string">
            <text:p text:style-name="P10">3. Амортизационные отчисления</text:p>
          </table:table-cell>
          <table:table-cell table:style-name="Таблица8.B2" office:value-type="string">
            <text:p text:style-name="P11">2520</text:p>
          </table:table-cell>
        </table:table-row>
        <table:table-row table:style-name="Таблица8.1">
          <table:table-cell table:style-name="Таблица8.A2" office:value-type="string">
            <text:p text:style-name="P10">4. Затраты на электроэнергию</text:p>
          </table:table-cell>
          <table:table-cell table:style-name="Таблица8.B2" office:value-type="string">
            <text:p text:style-name="P11">983,88</text:p>
          </table:table-cell>
        </table:table-row>
        <table:table-row table:style-name="Таблица8.1">
          <table:table-cell table:style-name="Таблица8.A2" office:value-type="string">
            <text:p text:style-name="P10">5. Накладные расходы</text:p>
          </table:table-cell>
          <table:table-cell table:style-name="Таблица8.B2" office:value-type="string">
            <text:p text:style-name="P11">2930</text:p>
          </table:table-cell>
        </table:table-row>
        <table:table-row table:style-name="Таблица8.1">
          <table:table-cell table:style-name="Таблица8.A1" table:number-columns-spanned="2" office:value-type="string">
            <text:p text:style-name="P25"><text:span text:style-name="T5">Итого себестоимость работ: </text:span><text:span text:style-name="T9">42989,56</text:span><text:span text:style-name="T5"> руб.</text:span></text:p>
          </table:table-cell>
          <table:covered-table-cell/>
        </table:table-row>
      </table:table>
      <text:p text:style-name="P22"/>
      <text:p text:style-name="P65"><text:span text:style-name="T27">8</text:span>.4 <text:span text:style-name="T18">Экономический</text:span> эффект</text:p>
      <text:p text:style-name="P63">Рассмотрим показатели системы, смена работника длится 8 часов, за вычетом предоставляемого перерыва время работы составляет 420 минут. Это время оператор тратит на сбор показаний. Сбор показаний производится вручную. Если предположить что сбор показаний с одного этажа на 4 квартиры занимает 10 минут, то за смену оператор сможет собрать показания с 42 этажей, для простоты расчетов примем число этажей равное 40, <text:span text:style-name="T19">то есть мы собираем данные с 10 этажного 4 </text:span><text:soft-page-break/><text:span text:style-name="T19">подъездного дома</text:span>. Тогда за одну смену оператор сможет собрать показания со 160 квартир. <text:span text:style-name="T20">Если же собирать данные будет автоматизированная система, то данные с подъезда будут собираться за один цикл опроса УСПД, которые занимает до 5 минут. Тогда система опросит наш дом за 20 минут, а за смену она обработает 21 такой дом. Сейчас для опроса 21 дома нам понадобится 21 оператор. После внедрения системы, каждая квартира будет опрашиваться на 2,5 минуты быстрее, значит на опросе 3360 квартир мы экономим 8400 минут или 140 часов, что составляет 17,5 8и-часовых рабочих смен, то есть нам понадобится на 17 операторов меньше, а значит для обслуживания 3360 квартир нам понадобится 4 операторов.</text:span></text:p>
      <text:p text:style-name="P60"><text:span text:style-name="T29">Остальные показатели приведены в таблице </text:span><text:span text:style-name="T30">8</text:span><text:span text:style-name="T29">.9.</text:span></text:p>
      <text:p text:style-name="P55"><text:span text:style-name="T32">Таблица </text:span><text:span text:style-name="T33">8</text:span><text:span text:style-name="T32">.9 — Технико-экономические показатели системы.</text:span></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36">Показатели</text:p>
          </table:table-cell>
          <table:table-cell table:style-name="Таблица9.A1" office:value-type="string">
            <text:p text:style-name="P36">До</text:p>
          </table:table-cell>
          <table:table-cell table:style-name="Таблица9.C1" office:value-type="string">
            <text:p text:style-name="P36">После</text:p>
          </table:table-cell>
        </table:table-row>
        <table:table-row>
          <table:table-cell table:style-name="Таблица9.A2" office:value-type="string">
            <text:p text:style-name="P36">Продолжительность смены, мин.</text:p>
          </table:table-cell>
          <table:table-cell table:style-name="Таблица9.A2" office:value-type="string">
            <text:p text:style-name="P36">420</text:p>
          </table:table-cell>
          <table:table-cell table:style-name="Таблица9.C2" office:value-type="string">
            <text:p text:style-name="P36">420</text:p>
          </table:table-cell>
        </table:table-row>
        <table:table-row>
          <table:table-cell table:style-name="Таблица9.A2" office:value-type="string">
            <text:p text:style-name="P35">Кол-во квартир, опрошенных за смену, шт.</text:p>
          </table:table-cell>
          <table:table-cell table:style-name="Таблица9.A2" office:value-type="string">
            <text:p text:style-name="P35">160</text:p>
          </table:table-cell>
          <table:table-cell table:style-name="Таблица9.C2" office:value-type="string">
            <text:p text:style-name="P34">3 360</text:p>
          </table:table-cell>
        </table:table-row>
        <table:table-row>
          <table:table-cell table:style-name="Таблица9.A2" office:value-type="string">
            <text:p text:style-name="P33">Время сбора показаний с одной квартиры, мин.</text:p>
          </table:table-cell>
          <table:table-cell table:style-name="Таблица9.A2" office:value-type="string">
            <text:p text:style-name="P33">2,625</text:p>
          </table:table-cell>
          <table:table-cell table:style-name="Таблица9.C2" office:value-type="string">
            <text:p text:style-name="P33">0,125</text:p>
          </table:table-cell>
        </table:table-row>
        <table:table-row>
          <table:table-cell table:style-name="Таблица9.A2" office:value-type="string">
            <text:p text:style-name="P32">Число операторов, для опроса 3360 квартир за смену, чел.</text:p>
          </table:table-cell>
          <table:table-cell table:style-name="Таблица9.A2" office:value-type="string">
            <text:p text:style-name="P32">21</text:p>
          </table:table-cell>
          <table:table-cell table:style-name="Таблица9.C2" office:value-type="string">
            <text:p text:style-name="P31">4</text:p>
          </table:table-cell>
        </table:table-row>
        <table:table-row>
          <table:table-cell table:style-name="Таблица9.A2" office:value-type="string">
            <text:p text:style-name="P32">ФЗП, руб/мес.</text:p>
          </table:table-cell>
          <table:table-cell table:style-name="Таблица9.A2" office:value-type="string">
            <text:p text:style-name="P32">210 000</text:p>
          </table:table-cell>
          <table:table-cell table:style-name="Таблица9.C2" office:value-type="string">
            <text:p text:style-name="P32"><text:span text:style-name="T21">4</text:span>0 000</text:p>
          </table:table-cell>
        </table:table-row>
        <table:table-row>
          <table:table-cell table:style-name="Таблица9.A2" office:value-type="string">
            <text:p text:style-name="P32">Расходы на транспорт, руб/мес.</text:p>
          </table:table-cell>
          <table:table-cell table:style-name="Таблица9.A2" office:value-type="string">
            <text:p text:style-name="P32">14 280</text:p>
          </table:table-cell>
          <table:table-cell table:style-name="Таблица9.C2" office:value-type="string">
            <text:p text:style-name="P32">-</text:p>
          </table:table-cell>
        </table:table-row>
      </table:table>
      <text:p text:style-name="P57">На основании данных показателей можно подсчитать экономическую эффективность внедряемой системы. Экономические показатели приведены в таблице <text:span text:style-name="T28">8</text:span>.10.</text:p>
      <text:p text:style-name="P58">Из таблицы видно, что прогнозный экономический эффект на данном этапе разработки защищенного протокола взаимодействия УСПД с ССД составляет 2,8 миллиона рублей в год при условии что система обслуживает 21 десятиэтажный 4 подъездный дом, или 3360 устройств учета. Данный показатель свидетельствует о <text:soft-page-break/>целесообразности продолжения проекта ввиду того, что на данный момент себестоимость проекта составляет менее 45 тысяч рублей.</text:p>
      <text:p text:style-name="P56">Таблица 8.10 — Экономическая эффективность системы.</text:p>
      <table:table table:name="Таблица10" table:style-name="Таблица10">
        <table:table-column table:style-name="Таблица10.A" table:number-columns-repeated="3"/>
        <table:table-row>
          <table:table-cell table:style-name="Таблица10.A1" office:value-type="string">
            <text:p text:style-name="P32">Показатель</text:p>
          </table:table-cell>
          <table:table-cell table:style-name="Таблица10.A1" office:value-type="string">
            <text:p text:style-name="P32">Абсолютный </text:p>
          </table:table-cell>
          <table:table-cell table:style-name="Таблица10.C1" office:value-type="string">
            <text:p text:style-name="P32">Относительный, %</text:p>
          </table:table-cell>
        </table:table-row>
        <table:table-row>
          <table:table-cell table:style-name="Таблица10.A2" office:value-type="string">
            <text:p text:style-name="P32">Повышение кол-ва обрабатываемы<text:span text:style-name="T21">х</text:span> устройств учета <text:span text:style-name="T22">одним оператором</text:span>, ед/сутки.</text:p>
          </table:table-cell>
          <table:table-cell table:style-name="Таблица10.A2" office:value-type="string">
            <text:p text:style-name="P32">3200</text:p>
          </table:table-cell>
          <table:table-cell table:style-name="Таблица10.C2" office:value-type="string">
            <text:p text:style-name="P31">-</text:p>
          </table:table-cell>
        </table:table-row>
        <table:table-row>
          <table:table-cell table:style-name="Таблица10.A2" office:value-type="string">
            <text:p text:style-name="P31">Экономия времени обработки одного устройства учета, мин.</text:p>
          </table:table-cell>
          <table:table-cell table:style-name="Таблица10.A2" office:value-type="string">
            <text:p text:style-name="P31">2,5</text:p>
          </table:table-cell>
          <table:table-cell table:style-name="Таблица10.C2" office:value-type="string">
            <text:p text:style-name="P31"><text:span text:style-name="T22">95</text:span>%</text:p>
          </table:table-cell>
        </table:table-row>
        <table:table-row>
          <table:table-cell table:style-name="Таблица10.A2" office:value-type="string">
            <text:p text:style-name="P31">Сокращение численности операторов, чел.</text:p>
          </table:table-cell>
          <table:table-cell table:style-name="Таблица10.A2" office:value-type="string">
            <text:p text:style-name="P31">17</text:p>
          </table:table-cell>
          <table:table-cell table:style-name="Таблица10.C2" office:value-type="string">
            <text:p text:style-name="P31">80%</text:p>
          </table:table-cell>
        </table:table-row>
        <table:table-row>
          <table:table-cell table:style-name="Таблица10.A2" office:value-type="string">
            <text:p text:style-name="P31">Снижение общей трудоёмкости, час.</text:p>
          </table:table-cell>
          <table:table-cell table:style-name="Таблица10.A2" office:value-type="string">
            <text:p text:style-name="P31">140</text:p>
          </table:table-cell>
          <table:table-cell table:style-name="Таблица10.C2" office:value-type="string">
            <text:p text:style-name="P29"><text:span text:style-name="T23">80</text:span>%</text:p>
          </table:table-cell>
        </table:table-row>
        <table:table-row>
          <table:table-cell table:style-name="Таблица10.A2" office:value-type="string">
            <text:p text:style-name="P29">Экономия ФЗП, руб/год</text:p>
          </table:table-cell>
          <table:table-cell table:style-name="Таблица10.A2" office:value-type="string">
            <text:p text:style-name="P29">2 040 000</text:p>
          </table:table-cell>
          <table:table-cell table:style-name="Таблица10.C2" office:value-type="string">
            <text:p text:style-name="P29"><text:span text:style-name="T23">80</text:span>%</text:p>
          </table:table-cell>
        </table:table-row>
        <table:table-row>
          <table:table-cell table:style-name="Таблица10.A2" office:value-type="string">
            <text:p text:style-name="P29">Экономия на отчислениях с ФЗП, руб/год.</text:p>
          </table:table-cell>
          <table:table-cell table:style-name="Таблица10.A2" office:value-type="string">
            <text:p text:style-name="P29">612 000</text:p>
          </table:table-cell>
          <table:table-cell table:style-name="Таблица10.C2" office:value-type="string">
            <text:p text:style-name="P29"><text:span text:style-name="T23">80</text:span>%</text:p>
          </table:table-cell>
        </table:table-row>
        <table:table-row>
          <table:table-cell table:style-name="Таблица10.A2" office:value-type="string">
            <text:p text:style-name="P29">Экономия на транспортные расходы, руб/год.</text:p>
          </table:table-cell>
          <table:table-cell table:style-name="Таблица10.A2" office:value-type="string">
            <text:p text:style-name="P29">171 360</text:p>
          </table:table-cell>
          <table:table-cell table:style-name="Таблица10.C2" office:value-type="string">
            <text:p text:style-name="P29">-</text:p>
          </table:table-cell>
        </table:table-row>
        <table:table-row>
          <table:table-cell table:style-name="Таблица10.A2" office:value-type="string">
            <text:p text:style-name="P30">Общая экономия, руб/год</text:p>
          </table:table-cell>
          <table:table-cell table:style-name="Таблица10.A2" office:value-type="string">
            <text:p text:style-name="P30">2 823 360</text:p>
          </table:table-cell>
          <table:table-cell table:style-name="Таблица10.C2" office:value-type="string">
            <text:p text:style-name="P29">-</text:p>
          </table:table-cell>
        </table:table-row>
      </table:table>
      <text:p text:style-name="P57"><text: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353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class="text">
      <style:paragraph-properties fo:margin-top="0cm" fo:margin-bottom="0cm" loext:contextual-spacing="false" fo:line-height="140%" fo:text-align="justify" style:justify-single-word="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auto-update="true" style:default-outline-level="3" style:class="text">
      <style:paragraph-properties fo:margin-top="0cm" fo:margin-bottom="0cm" loext:contextual-spacing="false" fo:line-height="150%" fo:text-align="justify" style:justify-single-word="false"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ГОСТ_5f_АБЗАЦ_5f_ТЕКСТ" style:display-name="ГОСТ_АБЗАЦ_ТЕКСТ" style:family="paragraph" style:parent-style-name="Standard" style:default-outline-level="">
      <style:paragraph-properties fo:margin-left="0cm" fo:margin-right="0cm" fo:margin-top="0cm" fo:margin-bottom="0cm" loext:contextual-spacing="false" fo:line-height="150%" fo:text-align="justify" style:justify-single-word="false" fo:text-indent="1.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4pt" style:font-style-complex="italic" style:font-weight-complex="bold"/>
    </style:style>
    <style:style style:name="ГОСТ_5f_ТАБЛИЦА_20_ЗАГОЛОВОК" style:display-name="ГОСТ_ТАБЛИЦА ЗАГОЛОВОК" style:family="paragraph" style:parent-style-name="ГОСТ_5f_АБЗАЦ_5f_ТЕКСТ" style:default-outline-level="">
      <style:paragraph-properties fo:margin-left="0cm" fo:margin-right="0cm"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ГОСТ_5f_ПЕРЕЧ_5f_ДЕФИС" style:display-name="_ГОСТ_ПЕРЕЧ_ДЕФИС" style:family="paragraph" style:parent-style-name="List" style:default-outline-level="">
      <style:paragraph-properties fo:margin-left="0cm" fo:margin-right="0cm" fo:text-align="justify" style:justify-single-word="false" fo:text-indent="0.501cm" style:auto-text-indent="false">
        <style:tab-stops>
          <style:tab-stop style:position="1cm"/>
        </style:tab-stops>
      </style:paragraph-properties>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2" style:font-family-complex="'Times New Roman'" style:font-family-generic-complex="swiss" style:font-size-complex="12pt"/>
    </style:style>
    <style:style style:name="Body_20_Text_20_2" style:display-name="Body Text 2"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Стиль_20_таблица" style:display-name="Стиль таблица" style:family="paragraph" style:parent-style-name="Standard" style:auto-update="true" style:default-outline-level="">
      <style:paragraph-properties fo:margin-left="1.401cm" fo:margin-right="0cm" fo:margin-top="0.212cm" fo:margin-bottom="0cm" loext:contextual-spacing="false" fo:line-height="100%" fo:text-align="justify" style:justify-single-word="false" fo:orphans="0" fo:widows="0" fo:text-indent="0cm" style:auto-text-indent="false"/>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формула" style:family="paragraph" style:parent-style-name="Standard" style:auto-update="true" style:default-outline-level="">
      <style:paragraph-properties fo:margin-top="0cm" fo:margin-bottom="0cm" loext:contextual-spacing="false" fo:line-height="140%" fo:text-align="end"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5f_ГОСТ_5f_ПЕРЕЧ_5f_ДЕФИС_20_Char" style:display-name="_ГОСТ_ПЕРЕЧ_ДЕФИС Char" style:family="text">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азвание_20_Знак" style:display-name="Название Знак"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Основной_20_текст_20_с_20_отступом_20_3_20_Знак" style:display-name="Основной текст с отступом 3 Знак" style:family="text" style:parent-style-name="Default_20_Paragraph_20_Font">
      <style:text-properties fo:font-size="8pt" style:font-size-asian="8pt"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4pt" fo:font-style="normal" fo:font-weight="bold" style:font-size-asian="14pt" style:font-style-asian="normal" style:font-weight-asian="bold" style:font-size-complex="14pt"/>
    </style:style>
    <style:style style:name="ListLabel_20_2" style:display-name="ListLabel 2" style:family="text">
      <style:text-properties fo:color="#00000a"/>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tyle="normal" fo:font-weight="bold" style:font-style-asian="normal"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outline-level-style>
      <text:outline-level-style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4">
        <style:list-level-properties text:list-level-position-and-space-mode="label-alignment">
          <style:list-level-label-alignment text:label-followed-by="listtab" text:list-tab-stop-position="1.905cm"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85cm" fo:text-indent="1.251cm" fo:margin-left="0.85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97cm" fo:text-indent="-0.635cm" fo:margin-left="2.97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24cm" fo:text-indent="-0.635cm" fo:margin-left="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51cm" fo:text-indent="-0.635cm" fo:margin-left="5.5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78cm" fo:text-indent="-0.635cm" fo:margin-left="6.78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05cm" fo:text-indent="-0.635cm" fo:margin-left="8.0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32cm" fo:text-indent="-0.635cm" fo:margin-left="9.32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59cm" fo:text-indent="-0.635cm" fo:margin-left="10.5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86cm" fo:text-indent="-0.635cm" fo:margin-left="11.8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251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51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4">
        <style:list-level-properties text:list-level-position-and-space-mode="label-alignment">
          <style:list-level-label-alignment text:label-followed-by="listtab"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3.5cm" fo:margin-left="2.3cm" fo:margin-right="0.801cm" style:writing-mode="lr-tb" style:layout-grid-color="#c0c0c0" style:layout-grid-lines="38" style:layout-grid-base-height="0.423cm" style:layout-grid-ruby-height="0.2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Юрий</meta:initial-creator>
    <meta:editing-cycles>67</meta:editing-cycles>
    <meta:creation-date>2015-05-14T06:29:00</meta:creation-date>
    <dc:date>2015-06-08T21:37:16.846503235</dc:date>
    <meta:editing-duration>PT4H16M23S</meta:editing-duration>
    <meta:generator>LibreOffice/4.4.3.2$Linux_X86_64 LibreOffice_project/40m0$Build-2</meta:generator>
    <meta:document-statistic meta:table-count="9" meta:image-count="0" meta:object-count="0" meta:page-count="9" meta:paragraph-count="387" meta:word-count="1520" meta:character-count="10319" meta:non-whitespace-character-count="91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